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öhne Mono" svg:font-family="'Söhne Mono', Monaco, 'Andale Mono', 'Ubuntu Mono', monospace"/>
    <style:font-face style:name="ui-monospace" svg:font-family="ui-monospace, SFMono-Regular, 'SF Mono', Menlo, Consolas, 'Liberation Mono', monospace"/>
  </office:font-face-decls>
  <office:automatic-styles>
    <style:style style:name="P1" style:family="paragraph" style:parent-style-name="Standard">
      <style:paragraph-properties fo:margin-top="0in" fo:margin-bottom="0in" style:contextual-spacing="false" fo:line-height="140%" fo:text-align="end"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103226" style:font-size-asian="12pt" style:font-size-complex="12pt" loext:padding="0in" loext:border="none"/>
    </style:style>
    <style:style style:name="P2" style:family="paragraph" style:parent-style-name="Standard">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207e92" officeooo:paragraph-rsid="00207e92" style:font-size-asian="12pt" style:font-weight-asian="normal" style:font-size-complex="12pt" style:font-weight-complex="normal"/>
    </style:style>
    <style:style style:name="P3" style:family="paragraph" style:parent-style-name="Standard">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6a41ca" officeooo:paragraph-rsid="006a41ca" style:font-size-asian="12pt" style:font-weight-asian="normal" style:font-size-complex="12pt" style:font-weight-complex="normal"/>
    </style:style>
    <style:style style:name="P4" style:family="paragraph" style:parent-style-name="Standard">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6a41ca" officeooo:paragraph-rsid="006a41ca" style:font-size-asian="12pt" style:font-weight-asian="bold" style:font-size-complex="12pt" style:font-weight-complex="bold"/>
    </style:style>
    <style:style style:name="P5" style:family="paragraph" style:parent-style-name="Standard">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5pt" fo:letter-spacing="normal" fo:font-style="normal" fo:font-weight="bold" officeooo:rsid="006a41ca" officeooo:paragraph-rsid="006a41ca" style:font-size-asian="15pt" style:font-weight-asian="bold" style:font-size-complex="15pt" style:font-weight-complex="bold"/>
    </style:style>
    <style:style style:name="P6" style:family="paragraph" style:parent-style-name="Standard">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5pt" fo:letter-spacing="normal" fo:font-style="normal" style:text-underline-style="solid" style:text-underline-width="auto" style:text-underline-color="font-color" fo:font-weight="normal" officeooo:rsid="006a41ca" officeooo:paragraph-rsid="006a41ca" style:font-size-asian="15pt" style:font-weight-asian="normal" style:font-size-complex="15pt" style:font-weight-complex="normal"/>
    </style:style>
    <style:style style:name="P7"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333333" loext:opacity="100%" style:font-name="Cantarell" fo:font-size="12pt" fo:letter-spacing="normal" fo:font-style="normal" fo:font-weight="bold" officeooo:rsid="00207e92" officeooo:paragraph-rsid="003c4c6b" style:font-size-asian="12pt" style:font-weight-asian="bold" style:font-size-complex="12pt" style:font-weight-complex="bold"/>
    </style:style>
    <style:style style:name="P8"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333333" loext:opacity="100%" style:font-name="Cantarell" fo:font-size="12pt" fo:letter-spacing="normal" fo:font-style="normal" fo:font-weight="bold" officeooo:rsid="003335f9" officeooo:paragraph-rsid="003a58a2" style:font-size-asian="12pt" style:font-weight-asian="bold" style:font-size-complex="12pt" style:font-weight-complex="bold"/>
    </style:style>
    <style:style style:name="P9"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333333" loext:opacity="100%" style:font-name="Cantarell" fo:font-size="12pt" fo:letter-spacing="normal" fo:font-style="normal" fo:font-weight="bold" officeooo:rsid="0031f07d" officeooo:paragraph-rsid="0031f07d" style:font-size-asian="12pt" style:font-weight-asian="bold" style:font-size-complex="12pt" style:font-weight-complex="bold"/>
    </style:style>
    <style:style style:name="P10"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333333" loext:opacity="100%" style:font-name="Cantarell" fo:font-size="12pt" fo:letter-spacing="normal" fo:font-style="normal" fo:font-weight="normal" officeooo:rsid="00207e92" officeooo:paragraph-rsid="0026f14e" style:font-weight-asian="bold" style:font-weight-complex="bold"/>
    </style:style>
    <style:style style:name="P11"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ui-monospace" fo:font-size="9.75pt" fo:letter-spacing="normal" fo:font-style="normal" fo:font-weight="bold" officeooo:rsid="00207e92" officeooo:paragraph-rsid="002e817d" style:font-weight-asian="bold" style:font-weight-complex="bold"/>
    </style:style>
    <style:style style:name="P12"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ui-monospace" fo:font-size="9.75pt" fo:letter-spacing="normal" fo:font-style="normal" fo:font-weight="bold" officeooo:rsid="00207e92" officeooo:paragraph-rsid="002b69fc" style:font-weight-asian="bold" style:font-weight-complex="bold"/>
    </style:style>
    <style:style style:name="P13"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3335f9" officeooo:paragraph-rsid="00365e68" style:font-size-asian="12pt" style:font-weight-asian="bold" style:font-size-complex="12pt" style:font-weight-complex="bold"/>
    </style:style>
    <style:style style:name="P14"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365e68" officeooo:paragraph-rsid="0037b855" style:font-size-asian="12pt" style:font-weight-asian="bold" style:font-size-complex="12pt" style:font-weight-complex="bold"/>
    </style:style>
    <style:style style:name="P15"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37b855" officeooo:paragraph-rsid="0037b855" style:font-size-asian="12pt" style:font-weight-asian="bold" style:font-size-complex="12pt" style:font-weight-complex="bold"/>
    </style:style>
    <style:style style:name="P16"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85c294" officeooo:paragraph-rsid="0085c294" style:font-size-asian="12pt" style:font-weight-asian="bold" style:font-size-complex="12pt" style:font-weight-complex="bold"/>
    </style:style>
    <style:style style:name="P17"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91d829" officeooo:paragraph-rsid="0091d829" style:font-size-asian="12pt" style:font-weight-asian="bold" style:font-size-complex="12pt" style:font-weight-complex="bold"/>
    </style:style>
    <style:style style:name="P18"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91d829" officeooo:paragraph-rsid="0094846d" style:font-size-asian="12pt" style:font-weight-asian="bold" style:font-size-complex="12pt" style:font-weight-complex="bold"/>
    </style:style>
    <style:style style:name="P19" style:family="paragraph" style:parent-style-name="Preformatted_20_Text"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91d829" officeooo:paragraph-rsid="00971870" style:font-size-asian="12pt" style:font-weight-asian="bold" style:font-size-complex="12pt" style:font-weight-complex="bold"/>
    </style:style>
    <style:style style:name="P20" style:family="paragraph" style:parent-style-name="Preformatted_20_Text" style:list-style-name="L1">
      <style:paragraph-properties fo:margin-top="0in" fo:margin-bottom="0in" style:contextual-spacing="false" fo:line-height="140%" fo:text-align="start" style:justify-single-word="false" fo:orphans="2" fo:widows="2"/>
      <style:text-properties officeooo:paragraph-rsid="002b69fc"/>
    </style:style>
    <style:style style:name="P21"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bold" officeooo:paragraph-rsid="00103226" style:font-size-asian="12pt" style:font-size-complex="12pt"/>
    </style:style>
    <style:style style:name="P22"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bold" officeooo:paragraph-rsid="002c8796" style:font-size-asian="12pt" style:font-weight-asian="bold" style:font-size-complex="12pt" style:font-weight-complex="bold"/>
    </style:style>
    <style:style style:name="P23"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bold" officeooo:paragraph-rsid="0041c601" style:font-size-asian="12pt" style:font-weight-asian="bold" style:font-size-complex="12pt" style:font-weight-complex="bold"/>
    </style:style>
    <style:style style:name="P24"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bold" officeooo:paragraph-rsid="003a58a2"/>
    </style:style>
    <style:style style:name="P25"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bold" officeooo:paragraph-rsid="00103226"/>
    </style:style>
    <style:style style:name="P26"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fo:font-weight="normal" officeooo:paragraph-rsid="00103226"/>
    </style:style>
    <style:style style:name="P27"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159756" style:font-size-asian="12pt" style:font-size-complex="12pt"/>
    </style:style>
    <style:style style:name="P28"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2c8796" style:font-size-asian="12pt" style:font-size-complex="12pt"/>
    </style:style>
    <style:style style:name="P29"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3c4c6b" style:font-size-asian="12pt" style:font-size-complex="12pt"/>
    </style:style>
    <style:style style:name="P30"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103226" style:font-size-asian="12pt" style:font-size-complex="12pt"/>
    </style:style>
    <style:style style:name="P31"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6ba8b6" style:font-size-asian="12pt" style:font-size-complex="12pt"/>
    </style:style>
    <style:style style:name="P32"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6a6f55" style:font-size-asian="12pt" style:font-size-complex="12pt"/>
    </style:style>
    <style:style style:name="P33"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11bdff" style:font-size-asian="12pt" style:font-size-complex="12pt"/>
    </style:style>
    <style:style style:name="P34" style:family="paragraph" style:parent-style-name="Standard" style:list-style-name="L1">
      <style:paragraph-properties fo:margin-top="0in" fo:margin-bottom="0in" style:contextual-spacing="false" fo:line-height="140%" fo:text-align="start" style:justify-single-word="false" fo:orphans="2" fo:widows="2"/>
      <style:text-properties fo:color="#000000" loext:opacity="100%" style:font-name="Cantarell" fo:font-size="12pt" officeooo:paragraph-rsid="00b451d9" style:font-size-asian="12pt" style:font-size-complex="12pt"/>
    </style:style>
    <style:style style:name="P35" style:family="paragraph" style:parent-style-name="Standard" style:list-style-name="L2">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2879b5" officeooo:paragraph-rsid="002879b5" style:font-size-asian="12pt" style:font-size-complex="12pt" loext:padding="0in" loext:border="none"/>
    </style:style>
    <style:style style:name="P36" style:family="paragraph" style:parent-style-name="Standard" style:list-style-name="L2">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2879b5" officeooo:paragraph-rsid="003ec3f6" style:font-size-asian="12pt" style:font-size-complex="12pt" loext:padding="0in" loext:border="none"/>
    </style:style>
    <style:style style:name="P37" style:family="paragraph" style:parent-style-name="Standard" style:list-style-name="L2">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439e59" officeooo:paragraph-rsid="00439e59" style:font-size-asian="12pt" style:font-size-complex="12pt" loext:padding="0in" loext:border="none"/>
    </style:style>
    <style:style style:name="P38" style:family="paragraph" style:parent-style-name="Standard" style:list-style-name="L2">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445afc" officeooo:paragraph-rsid="00445afc" style:font-size-asian="12pt" style:font-size-complex="12pt" loext:padding="0in" loext:border="none"/>
    </style:style>
    <style:style style:name="P39"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59756" officeooo:paragraph-rsid="0049559c" style:font-size-asian="12pt" style:font-size-complex="12pt" loext:padding="0in" loext:border="none"/>
    </style:style>
    <style:style style:name="P40"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paragraph-rsid="0016e38a" style:font-size-asian="12pt" style:font-size-complex="12pt"/>
    </style:style>
    <style:style style:name="P41"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paragraph-rsid="00516109" style:font-size-asian="12pt" style:font-size-complex="12pt"/>
    </style:style>
    <style:style style:name="P42"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paragraph-rsid="00594fa0" style:font-size-asian="12pt" style:font-size-complex="12pt"/>
    </style:style>
    <style:style style:name="P43"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paragraph-rsid="0063776f" style:font-size-asian="12pt" style:font-size-complex="12pt"/>
    </style:style>
    <style:style style:name="P44"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c27d8" officeooo:paragraph-rsid="001c27d8" style:font-size-asian="12pt" style:font-size-complex="12pt"/>
    </style:style>
    <style:style style:name="P45"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159756" style:font-size-asian="12pt" style:font-weight-asian="normal" style:font-size-complex="12pt" style:font-weight-complex="normal"/>
    </style:style>
    <style:style style:name="P46"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516109" style:font-size-asian="12pt" style:font-weight-asian="normal" style:font-size-complex="12pt" style:font-weight-complex="normal"/>
    </style:style>
    <style:style style:name="P47"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18f951" style:font-size-asian="12pt" style:font-weight-asian="normal" style:font-size-complex="12pt" style:font-weight-complex="normal"/>
    </style:style>
    <style:style style:name="P48"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7a0065" style:font-size-asian="12pt" style:font-weight-asian="normal" style:font-size-complex="12pt" style:font-weight-complex="normal"/>
    </style:style>
    <style:style style:name="P49"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7329c0" style:font-size-asian="12pt" style:font-weight-asian="normal" style:font-size-complex="12pt" style:font-weight-complex="normal"/>
    </style:style>
    <style:style style:name="P50"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103226" officeooo:paragraph-rsid="00623aad" style:font-size-asian="12pt" style:font-weight-asian="normal" style:font-size-complex="12pt" style:font-weight-complex="normal"/>
    </style:style>
    <style:style style:name="P51"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normal" officeooo:rsid="00594fa0" officeooo:paragraph-rsid="00594fa0" style:font-size-asian="12pt" style:font-weight-asian="normal" style:font-size-complex="12pt" style:font-weight-complex="normal"/>
    </style:style>
    <style:style style:name="P52"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03226" officeooo:paragraph-rsid="006a6f55" style:font-size-asian="12pt" style:font-size-complex="12pt" loext:padding="0in" loext:border="none"/>
    </style:style>
    <style:style style:name="P53"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paragraph-rsid="00159756" style:font-size-asian="12pt" style:font-size-complex="12pt"/>
    </style:style>
    <style:style style:name="P54"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paragraph-rsid="005e6359" style:font-size-asian="12pt" style:font-size-complex="12pt"/>
    </style:style>
    <style:style style:name="P55"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5ee6f9" officeooo:paragraph-rsid="005ee6f9" style:font-size-asian="12pt" style:font-size-complex="12pt"/>
    </style:style>
    <style:style style:name="P56"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e02b7" officeooo:paragraph-rsid="001e02b7" style:font-size-asian="12pt" style:font-size-complex="12pt"/>
    </style:style>
    <style:style style:name="P57"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03226" officeooo:paragraph-rsid="00159756" style:font-size-asian="12pt" style:font-weight-asian="bold" style:font-size-complex="12pt" style:font-weight-complex="bold"/>
    </style:style>
    <style:style style:name="P58"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03226" officeooo:paragraph-rsid="00553cac" style:font-size-asian="12pt" style:font-weight-asian="bold" style:font-size-complex="12pt" style:font-weight-complex="bold"/>
    </style:style>
    <style:style style:name="P59"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03226" officeooo:paragraph-rsid="005446ed" style:font-size-asian="12pt" style:font-weight-asian="bold" style:font-size-complex="12pt" style:font-weight-complex="bold"/>
    </style:style>
    <style:style style:name="P60"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03226" officeooo:paragraph-rsid="0018f951" style:font-size-asian="12pt" style:font-weight-asian="bold" style:font-size-complex="12pt" style:font-weight-complex="bold"/>
    </style:style>
    <style:style style:name="P61"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Cantarell" fo:font-size="12pt" fo:letter-spacing="normal" fo:font-style="normal" fo:font-weight="bold" officeooo:rsid="001c27d8" officeooo:paragraph-rsid="001c27d8" style:font-size-asian="12pt" style:font-weight-asian="bold" style:font-size-complex="12pt" style:font-weight-complex="bold"/>
    </style:style>
    <style:style style:name="P62" style:family="paragraph" style:parent-style-name="Standard" style:list-style-name="L1">
      <style:paragraph-properties fo:margin-top="0in" fo:margin-bottom="0in" style:contextual-spacing="false" fo:line-height="140%" fo:text-align="start" style:justify-single-word="false" fo:orphans="2" fo:widows="2"/>
      <style:text-properties fo:font-variant="normal" fo:text-transform="none" fo:color="#111111" loext:opacity="100%" style:font-name="Cantarell" fo:font-size="12pt" fo:letter-spacing="normal" fo:font-style="normal" fo:font-weight="bold" officeooo:rsid="00207e92" officeooo:paragraph-rsid="002b69fc" style:font-size-asian="12pt" style:font-weight-asian="bold" style:font-size-complex="12pt" style:font-weight-complex="bold"/>
    </style:style>
    <style:style style:name="P63" style:family="paragraph" style:parent-style-name="Standard" style:list-style-name="L1">
      <style:paragraph-properties fo:margin-top="0in" fo:margin-bottom="0in" style:contextual-spacing="false" fo:line-height="140%" fo:text-align="start" style:justify-single-word="false" fo:orphans="2" fo:widows="2"/>
      <style:text-properties style:font-name="Cantarell" fo:font-size="12pt" officeooo:paragraph-rsid="0049559c" style:font-size-asian="12pt" style:font-size-complex="12pt"/>
    </style:style>
    <style:style style:name="P64" style:family="paragraph" style:parent-style-name="Standard" style:list-style-name="L1">
      <style:paragraph-properties fo:margin-top="0in" fo:margin-bottom="0in" style:contextual-spacing="false" fo:line-height="140%" fo:text-align="start" style:justify-single-word="false" fo:orphans="2" fo:widows="2"/>
      <style:text-properties style:font-name="Cantarell" fo:font-size="12pt" officeooo:paragraph-rsid="00103226" style:font-size-asian="12pt" style:font-size-complex="12pt"/>
    </style:style>
    <style:style style:name="P65" style:family="paragraph" style:parent-style-name="Standard" style:list-style-name="L1">
      <style:paragraph-properties fo:margin-top="0in" fo:margin-bottom="0in" style:contextual-spacing="false" fo:line-height="140%" fo:text-align="start" style:justify-single-word="false" fo:orphans="2" fo:widows="2"/>
      <style:text-properties officeooo:paragraph-rsid="001d62bf"/>
    </style:style>
    <style:style style:name="P66" style:family="paragraph" style:parent-style-name="Text_20_body"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Söhne Mono" fo:font-size="10.5pt" fo:letter-spacing="normal" fo:font-style="normal" fo:font-weight="normal" officeooo:rsid="0026651c" officeooo:paragraph-rsid="0037b855" style:font-weight-asian="normal" style:font-weight-complex="normal"/>
    </style:style>
    <style:style style:name="P67" style:family="paragraph" style:parent-style-name="Text_20_body"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Söhne Mono" fo:font-size="10.5pt" fo:letter-spacing="normal" fo:font-style="normal" fo:font-weight="normal" officeooo:rsid="00a90591" officeooo:paragraph-rsid="00a90591" style:font-weight-asian="normal" style:font-weight-complex="normal"/>
    </style:style>
    <style:style style:name="P68" style:family="paragraph" style:parent-style-name="Text_20_body" style:list-style-name="L1">
      <style:paragraph-properties fo:margin-top="0in" fo:margin-bottom="0in" style:contextual-spacing="false" fo:line-height="140%" fo:text-align="start" style:justify-single-word="false" fo:orphans="2" fo:widows="2"/>
      <style:text-properties fo:font-variant="normal" fo:text-transform="none" fo:color="#000000" loext:opacity="100%" style:font-name="Söhne Mono" fo:font-size="10.5pt" fo:letter-spacing="normal" fo:font-style="normal" fo:font-weight="bold" officeooo:rsid="0026651c" officeooo:paragraph-rsid="0037b855" style:font-weight-asian="bold" style:font-weight-complex="bold"/>
    </style:style>
    <style:style style:name="P69" style:family="paragraph" style:parent-style-name="Text_20_body" style:list-style-name="L1">
      <style:paragraph-properties fo:margin-top="0in" fo:margin-bottom="0in" style:contextual-spacing="false" fo:line-height="140%" fo:text-align="start" style:justify-single-word="false" fo:orphans="2" fo:widows="2"/>
      <style:text-properties fo:font-variant="normal" fo:text-transform="none" fo:color="#1f2328" loext:opacity="100%" style:font-name="Cantarell" fo:font-size="12pt" fo:letter-spacing="normal" fo:font-style="normal" fo:font-weight="normal" officeooo:rsid="00a90591" officeooo:paragraph-rsid="0037b855" style:font-size-asian="12pt" style:font-weight-asian="normal" style:font-size-complex="12pt" style:font-weight-complex="normal"/>
    </style:style>
    <style:style style:name="T1" style:family="text">
      <style:text-properties fo:font-variant="normal" fo:text-transform="none" fo:letter-spacing="normal" fo:font-weight="bold" style:font-weight-asian="bold" style:font-weight-complex="bold"/>
    </style:style>
    <style:style style:name="T2" style:family="text">
      <style:text-properties fo:font-variant="normal" fo:text-transform="none" fo:letter-spacing="normal" fo:font-weight="bold" officeooo:rsid="00103226" style:font-weight-asian="bold" style:font-weight-complex="bold"/>
    </style:style>
    <style:style style:name="T3" style:family="text">
      <style:text-properties fo:font-variant="normal" fo:text-transform="none" fo:letter-spacing="normal" fo:font-weight="bold" officeooo:rsid="00159756" style:font-weight-asian="bold" style:font-weight-complex="bold"/>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fo:font-weight="normal" officeooo:rsid="00153120" style:font-weight-asian="normal" style:font-weight-complex="normal" loext:padding="0in" loext:border="none"/>
    </style:style>
    <style:style style:name="T6" style:family="text">
      <style:text-properties fo:font-variant="normal" fo:text-transform="none" fo:letter-spacing="normal" fo:font-style="normal" fo:font-weight="normal" officeooo:rsid="003ec3f6" style:font-weight-asian="normal" style:font-weight-complex="normal" loext:padding="0in" loext:border="none"/>
    </style:style>
    <style:style style:name="T7" style:family="text">
      <style:text-properties fo:font-variant="normal" fo:text-transform="none" fo:letter-spacing="normal" fo:font-style="normal" fo:font-weight="normal" officeooo:rsid="0040addf" style:font-weight-asian="normal" style:font-weight-complex="normal"/>
    </style:style>
    <style:style style:name="T8" style:family="text">
      <style:text-properties fo:font-variant="normal" fo:text-transform="none" fo:letter-spacing="normal" fo:font-style="normal" fo:font-weight="normal" style:font-weight-asian="normal" style:font-weight-complex="normal" loext:padding="0in" loext:border="none"/>
    </style:style>
    <style:style style:name="T9" style:family="text">
      <style:text-properties fo:font-variant="normal" fo:text-transform="none" fo:letter-spacing="normal" fo:font-style="normal" fo:font-weight="normal" officeooo:rsid="0041c601" style:font-weight-asian="normal" style:font-weight-complex="normal"/>
    </style:style>
    <style:style style:name="T10" style:family="text">
      <style:text-properties fo:font-variant="normal" fo:text-transform="none" fo:letter-spacing="normal" fo:font-style="normal" fo:font-weight="normal" officeooo:rsid="00159756" style:font-weight-asian="normal" style:font-weight-complex="normal" loext:padding="0in" loext:border="none"/>
    </style:style>
    <style:style style:name="T11" style:family="text">
      <style:text-properties fo:font-variant="normal" fo:text-transform="none" fo:letter-spacing="normal" fo:font-style="normal" fo:font-weight="normal" officeooo:rsid="0011bdff" style:font-weight-asian="normal" style:font-weight-complex="normal" loext:padding="0in" loext:border="none"/>
    </style:style>
    <style:style style:name="T12" style:family="text">
      <style:text-properties fo:font-variant="normal" fo:text-transform="none" fo:letter-spacing="normal" fo:font-style="normal" fo:font-weight="normal" officeooo:rsid="00103226" style:font-weight-asian="normal" style:font-weight-complex="normal" loext:padding="0in" loext:border="none"/>
    </style:style>
    <style:style style:name="T13" style:family="text">
      <style:text-properties fo:font-variant="normal" fo:text-transform="none" fo:letter-spacing="normal" fo:font-style="normal" fo:font-weight="normal" officeooo:rsid="006ba8b6" style:font-weight-asian="normal" style:font-weight-complex="normal" loext:padding="0in" loext:border="none"/>
    </style:style>
    <style:style style:name="T14" style:family="text">
      <style:text-properties fo:font-variant="normal" fo:text-transform="none" fo:letter-spacing="normal" fo:font-style="normal" fo:font-weight="normal" officeooo:rsid="00103226" loext:padding="0in" loext:border="none"/>
    </style:style>
    <style:style style:name="T15" style:family="text">
      <style:text-properties fo:font-variant="normal" fo:text-transform="none" fo:letter-spacing="normal" fo:font-style="normal" fo:font-weight="normal" loext:padding="0in" loext:border="none"/>
    </style:style>
    <style:style style:name="T16" style:family="text">
      <style:text-properties fo:font-variant="normal" fo:text-transform="none" fo:letter-spacing="normal" fo:font-style="normal" fo:font-weight="normal" officeooo:rsid="002c8796" loext:padding="0in" loext:border="none"/>
    </style:style>
    <style:style style:name="T17" style:family="text">
      <style:text-properties fo:font-variant="normal" fo:text-transform="none" fo:letter-spacing="normal" fo:font-style="normal" fo:font-weight="normal" officeooo:rsid="0030a27f" loext:padding="0in" loext:border="none"/>
    </style:style>
    <style:style style:name="T18" style:family="text">
      <style:text-properties fo:font-variant="normal" fo:text-transform="none" fo:letter-spacing="normal" fo:font-style="normal" fo:font-weight="normal" officeooo:rsid="0011bdff" loext:padding="0in" loext:border="none"/>
    </style:style>
    <style:style style:name="T19" style:family="text">
      <style:text-properties fo:font-variant="normal" fo:text-transform="none" fo:letter-spacing="normal" fo:font-style="normal" fo:font-weight="normal" officeooo:rsid="00121d4c" loext:padding="0in" loext:border="none"/>
    </style:style>
    <style:style style:name="T20" style:family="text">
      <style:text-properties fo:font-variant="normal" fo:text-transform="none" fo:letter-spacing="normal" fo:font-style="normal" fo:font-weight="normal" officeooo:rsid="00159756" loext:padding="0in" loext:border="none"/>
    </style:style>
    <style:style style:name="T21" style:family="text">
      <style:text-properties fo:font-variant="normal" fo:text-transform="none" fo:letter-spacing="normal" fo:font-style="normal" fo:font-weight="normal" style:font-size-asian="12pt" style:font-weight-asian="normal" style:font-size-complex="12pt" style:font-weight-complex="normal" loext:padding="0in" loext:border="none"/>
    </style:style>
    <style:style style:name="T22" style:family="text">
      <style:text-properties fo:font-variant="normal" fo:text-transform="none" fo:letter-spacing="normal" fo:font-style="normal" fo:font-weight="normal" officeooo:rsid="0046919a" style:font-size-asian="12pt" style:font-weight-asian="normal" style:font-size-complex="12pt" style:font-weight-complex="normal" loext:padding="0in" loext:border="none"/>
    </style:style>
    <style:style style:name="T23" style:family="text">
      <style:text-properties fo:font-variant="normal" fo:text-transform="none" fo:letter-spacing="normal" fo:font-style="normal" fo:font-weight="normal" officeooo:rsid="00103226" style:font-size-asian="12pt" style:font-size-complex="12pt" loext:padding="0in" loext:border="none"/>
    </style:style>
    <style:style style:name="T24" style:family="text">
      <style:text-properties fo:font-variant="normal" fo:text-transform="none" fo:letter-spacing="normal" fo:font-style="normal" fo:font-weight="normal" officeooo:rsid="006ba8b6" style:font-size-asian="12pt" style:font-size-complex="12pt" loext:padding="0in" loext:border="none"/>
    </style:style>
    <style:style style:name="T25" style:family="text">
      <style:text-properties fo:font-variant="normal" fo:text-transform="none" fo:letter-spacing="normal" fo:font-style="normal" fo:font-weight="normal" officeooo:rsid="0047703e" loext:padding="0in" loext:border="none"/>
    </style:style>
    <style:style style:name="T26" style:family="text">
      <style:text-properties fo:font-variant="normal" fo:text-transform="none" fo:letter-spacing="normal" fo:font-style="normal" fo:font-weight="normal" officeooo:rsid="004af77b" loext:padding="0in" loext:border="none"/>
    </style:style>
    <style:style style:name="T27" style:family="text">
      <style:text-properties fo:font-variant="normal" fo:text-transform="none" fo:letter-spacing="normal" fo:font-style="normal" fo:font-weight="normal" officeooo:rsid="006a6f55" loext:padding="0in" loext:border="none"/>
    </style:style>
    <style:style style:name="T28" style:family="text">
      <style:text-properties fo:font-variant="normal" fo:text-transform="none" fo:letter-spacing="normal" fo:font-style="normal" fo:font-weight="normal" officeooo:rsid="006ba8b6" loext:padding="0in" loext:border="none"/>
    </style:style>
    <style:style style:name="T29" style:family="text">
      <style:text-properties fo:font-variant="normal" fo:text-transform="none" fo:letter-spacing="normal" fo:font-style="normal" fo:font-weight="normal" officeooo:rsid="006fe159" loext:padding="0in" loext:border="none"/>
    </style:style>
    <style:style style:name="T30" style:family="text">
      <style:text-properties fo:font-variant="normal" fo:text-transform="none" fo:letter-spacing="normal" fo:font-style="normal" fo:font-weight="normal" officeooo:rsid="00a48fae" loext:padding="0in" loext:border="none"/>
    </style:style>
    <style:style style:name="T31" style:family="text">
      <style:text-properties fo:font-variant="normal" fo:text-transform="none" fo:letter-spacing="normal" fo:font-style="normal" fo:font-weight="bold" style:font-weight-asian="bold" style:font-weight-complex="bold"/>
    </style:style>
    <style:style style:name="T32" style:family="text">
      <style:text-properties fo:font-variant="normal" fo:text-transform="none" fo:letter-spacing="normal" fo:font-style="normal" fo:font-weight="bold" style:font-weight-asian="bold" style:font-weight-complex="bold" loext:padding="0in" loext:border="none"/>
    </style:style>
    <style:style style:name="T33" style:family="text">
      <style:text-properties fo:font-variant="normal" fo:text-transform="none" fo:letter-spacing="normal" fo:font-style="normal" fo:font-weight="bold" officeooo:rsid="00103226" style:font-weight-asian="bold" style:font-weight-complex="bold"/>
    </style:style>
    <style:style style:name="T34" style:family="text">
      <style:text-properties fo:font-variant="normal" fo:text-transform="none" fo:letter-spacing="normal" fo:font-style="normal" fo:font-weight="bold" officeooo:rsid="00103226" style:font-weight-asian="bold" style:font-weight-complex="bold" loext:padding="0in" loext:border="none"/>
    </style:style>
    <style:style style:name="T35" style:family="text">
      <style:text-properties fo:font-variant="normal" fo:text-transform="none" fo:letter-spacing="normal" fo:font-style="normal" fo:font-weight="bold" officeooo:rsid="00121d4c" style:font-weight-asian="bold" style:font-weight-complex="bold"/>
    </style:style>
    <style:style style:name="T36" style:family="text">
      <style:text-properties fo:font-variant="normal" fo:text-transform="none" fo:letter-spacing="normal" fo:font-style="normal" fo:font-weight="bold" officeooo:rsid="00121d4c" style:font-weight-asian="bold" style:font-weight-complex="bold" loext:padding="0in" loext:border="none"/>
    </style:style>
    <style:style style:name="T37" style:family="text">
      <style:text-properties fo:font-variant="normal" fo:text-transform="none" fo:letter-spacing="normal" fo:font-style="normal" fo:font-weight="bold" officeooo:rsid="00159756" style:font-weight-asian="bold" style:font-weight-complex="bold" loext:padding="0in" loext:border="none"/>
    </style:style>
    <style:style style:name="T38" style:family="text">
      <style:text-properties fo:font-variant="normal" fo:text-transform="none" fo:letter-spacing="normal" fo:font-style="normal" fo:font-weight="bold" officeooo:rsid="002c8796" style:font-weight-asian="bold" style:font-weight-complex="bold" loext:padding="0in" loext:border="none"/>
    </style:style>
    <style:style style:name="T39" style:family="text">
      <style:text-properties fo:font-variant="normal" fo:text-transform="none" fo:letter-spacing="normal" fo:font-style="normal" fo:font-weight="bold" officeooo:rsid="0011bdff" style:font-weight-asian="bold" style:font-weight-complex="bold"/>
    </style:style>
    <style:style style:name="T40" style:family="text">
      <style:text-properties fo:font-variant="normal" fo:text-transform="none" fo:letter-spacing="normal" fo:font-style="normal" fo:font-weight="bold" officeooo:rsid="0011bdff" style:font-weight-asian="bold" style:font-weight-complex="bold" loext:padding="0in" loext:border="none"/>
    </style:style>
    <style:style style:name="T41" style:family="text">
      <style:text-properties fo:font-variant="normal" fo:text-transform="none" fo:letter-spacing="normal" fo:font-style="normal" fo:font-weight="bold" officeooo:rsid="0047703e" style:font-weight-asian="bold" style:font-weight-complex="bold" loext:padding="0in" loext:border="none"/>
    </style:style>
    <style:style style:name="T42" style:family="text">
      <style:text-properties fo:font-variant="normal" fo:text-transform="none" fo:letter-spacing="normal" fo:font-style="normal" fo:font-weight="bold" officeooo:rsid="0049559c" style:font-weight-asian="bold" style:font-weight-complex="bold" loext:padding="0in" loext:border="none"/>
    </style:style>
    <style:style style:name="T43" style:family="text">
      <style:text-properties fo:font-variant="normal" fo:text-transform="none" fo:letter-spacing="normal" fo:font-style="normal" fo:font-weight="bold" officeooo:rsid="004af77b" style:font-weight-asian="bold" style:font-weight-complex="bold" loext:padding="0in" loext:border="none"/>
    </style:style>
    <style:style style:name="T44" style:family="text">
      <style:text-properties fo:font-variant="normal" fo:text-transform="none" fo:letter-spacing="normal" fo:font-style="normal" officeooo:rsid="003ec3f6" style:font-weight-asian="bold" style:font-weight-complex="bold" loext:padding="0in" loext:border="none"/>
    </style:style>
    <style:style style:name="T45" style:family="text">
      <style:text-properties fo:font-variant="normal" fo:text-transform="none" fo:letter-spacing="normal" fo:font-style="normal" style:font-weight-asian="bold" style:font-weight-complex="bold" loext:padding="0in" loext:border="none"/>
    </style:style>
    <style:style style:name="T46" style:family="text">
      <style:text-properties fo:font-variant="normal" fo:text-transform="none" fo:letter-spacing="normal" fo:font-style="normal" officeooo:rsid="002879b5" style:font-weight-asian="bold" style:font-weight-complex="bold" loext:padding="0in" loext:border="none"/>
    </style:style>
    <style:style style:name="T47" style:family="text">
      <style:text-properties fo:font-variant="normal" fo:text-transform="none" fo:letter-spacing="normal" fo:font-style="normal" officeooo:rsid="00153120" style:font-weight-asian="bold" style:font-weight-complex="bold" loext:padding="0in" loext:border="none"/>
    </style:style>
    <style:style style:name="T48" style:family="text">
      <style:text-properties fo:font-variant="normal" fo:text-transform="none" fo:letter-spacing="normal" fo:font-style="normal" officeooo:rsid="0041c601"/>
    </style:style>
    <style:style style:name="T49" style:family="text">
      <style:text-properties fo:font-variant="normal" fo:text-transform="none" fo:letter-spacing="normal" fo:font-style="normal" style:font-size-asian="12pt" style:font-weight-asian="bold" style:font-size-complex="12pt" style:font-weight-complex="bold"/>
    </style:style>
    <style:style style:name="T50" style:family="text">
      <style:text-properties fo:font-variant="normal" fo:text-transform="none" fo:letter-spacing="normal" fo:font-style="normal" style:font-size-asian="12pt" style:font-weight-asian="bold" style:font-size-complex="12pt" style:font-weight-complex="bold" loext:padding="0in" loext:border="none"/>
    </style:style>
    <style:style style:name="T51" style:family="text">
      <style:text-properties fo:font-variant="normal" fo:text-transform="none" fo:letter-spacing="normal" fo:font-style="normal" officeooo:rsid="00103226" style:font-size-asian="12pt" style:font-weight-asian="bold" style:font-size-complex="12pt" style:font-weight-complex="bold"/>
    </style:style>
    <style:style style:name="T52" style:family="text">
      <style:text-properties fo:font-variant="normal" fo:text-transform="none" fo:letter-spacing="normal" fo:font-style="normal" style:text-underline-style="solid" style:text-underline-width="auto" style:text-underline-color="font-color" fo:font-weight="normal" officeooo:rsid="006ba8b6" loext:padding="0in" loext:border="none"/>
    </style:style>
    <style:style style:name="T53" style:family="text">
      <style:text-properties fo:font-variant="normal" fo:text-transform="none" fo:letter-spacing="normal" fo:font-style="normal" style:text-underline-style="none" fo:font-weight="normal" officeooo:rsid="006ba8b6" loext:padding="0in" loext:border="none"/>
    </style:style>
    <style:style style:name="T54" style:family="text">
      <style:text-properties fo:font-variant="normal" fo:text-transform="none" fo:color="#000000" loext:opacity="100%" fo:letter-spacing="normal" fo:font-style="normal" fo:font-weight="normal" officeooo:rsid="00159756" loext:padding="0in" loext:border="none"/>
    </style:style>
    <style:style style:name="T55" style:family="text">
      <style:text-properties fo:font-variant="normal" fo:text-transform="none" fo:color="#000000" loext:opacity="100%" fo:letter-spacing="normal" fo:font-style="normal" fo:font-weight="normal" officeooo:rsid="004af77b" loext:padding="0in" loext:border="none"/>
    </style:style>
    <style:style style:name="T56" style:family="text">
      <style:text-properties fo:font-variant="normal" fo:text-transform="none" fo:color="#000000" loext:opacity="100%" fo:letter-spacing="normal" fo:font-style="normal" fo:font-weight="normal" officeooo:rsid="006fe71d" loext:padding="0in" loext:border="none"/>
    </style:style>
    <style:style style:name="T57" style:family="text">
      <style:text-properties fo:font-variant="normal" fo:text-transform="none" fo:color="#000000" loext:opacity="100%" fo:letter-spacing="normal" fo:font-style="normal" fo:font-weight="bold" officeooo:rsid="00159756" style:font-weight-asian="bold" style:font-weight-complex="bold" loext:padding="0in" loext:border="none"/>
    </style:style>
    <style:style style:name="T58" style:family="text">
      <style:text-properties fo:font-variant="normal" fo:text-transform="none" fo:color="#000000" loext:opacity="100%" fo:letter-spacing="normal" fo:font-style="normal" fo:font-weight="bold" officeooo:rsid="004af77b" style:font-weight-asian="bold" style:font-weight-complex="bold" loext:padding="0in" loext:border="none"/>
    </style:style>
    <style:style style:name="T59" style:family="text">
      <style:text-properties fo:font-variant="normal" fo:text-transform="none" fo:color="#000000" loext:opacity="100%" style:font-name="Cantarell" fo:font-size="12pt" fo:letter-spacing="normal" fo:font-style="normal" fo:font-weight="normal" officeooo:rsid="001d62bf" style:font-size-asian="12pt" style:font-weight-asian="normal" style:font-size-complex="12pt" style:font-weight-complex="normal"/>
    </style:style>
    <style:style style:name="T60" style:family="text">
      <style:text-properties fo:font-variant="normal" fo:text-transform="none" fo:color="#000000" loext:opacity="100%" style:font-name="Cantarell" fo:font-size="12pt" fo:letter-spacing="normal" fo:font-style="normal" fo:font-weight="normal" officeooo:rsid="0067b570" style:font-size-asian="12pt" style:font-weight-asian="normal" style:font-size-complex="12pt" style:font-weight-complex="normal"/>
    </style:style>
    <style:style style:name="T61" style:family="text">
      <style:text-properties fo:font-variant="normal" fo:text-transform="none" fo:color="#000000" loext:opacity="100%" style:font-name="Cantarell"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62" style:family="text">
      <style:text-properties fo:font-variant="normal" fo:text-transform="none" fo:color="#000000" loext:opacity="100%" style:font-name="Cantarell" fo:font-size="12pt" fo:letter-spacing="normal" fo:font-style="normal" fo:font-weight="normal" officeooo:rsid="0051af61" fo:background-color="transparent" loext:char-shading-value="0" style:font-size-asian="12pt" style:font-weight-asian="normal" style:font-size-complex="12pt" style:font-weight-complex="normal" loext:padding="0in" loext:border="none"/>
    </style:style>
    <style:style style:name="T63" style:family="text">
      <style:text-properties fo:font-variant="normal" fo:text-transform="none" fo:color="#000000" loext:opacity="100%" style:font-name="Cantarell" fo:font-size="12pt" fo:letter-spacing="normal" fo:font-style="normal" fo:font-weight="normal" officeooo:rsid="00228d77" fo:background-color="transparent" loext:char-shading-value="0" style:font-size-asian="12pt" style:font-weight-asian="normal" style:font-size-complex="12pt" style:font-weight-complex="normal"/>
    </style:style>
    <style:style style:name="T64" style:family="text">
      <style:text-properties fo:font-variant="normal" fo:text-transform="none" fo:color="#000000" loext:opacity="100%" style:font-name="Cantarell" fo:font-size="12pt" fo:letter-spacing="normal" fo:font-style="normal" fo:font-weight="normal" officeooo:rsid="0067b570" fo:background-color="transparent" loext:char-shading-value="0" style:font-size-asian="12pt" style:font-weight-asian="normal" style:font-size-complex="12pt" style:font-weight-complex="normal" loext:padding="0in" loext:border="none"/>
    </style:style>
    <style:style style:name="T65" style:family="text">
      <style:text-properties fo:font-variant="normal" fo:text-transform="none" fo:color="#000000" loext:opacity="100%" style:font-name="Cantarell" fo:font-size="12pt" fo:letter-spacing="normal" fo:font-style="normal" fo:font-weight="normal" officeooo:rsid="00b75a05" fo:background-color="transparent" loext:char-shading-value="0" style:font-size-asian="12pt" style:font-weight-asian="normal" style:font-size-complex="12pt" style:font-weight-complex="normal"/>
    </style:style>
    <style:style style:name="T66" style:family="text">
      <style:text-properties fo:font-variant="normal" fo:text-transform="none" fo:color="#000000" loext:opacity="100%" style:font-name="Cantarell"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67" style:family="text">
      <style:text-properties fo:font-variant="normal" fo:text-transform="none" fo:color="#000000" loext:opacity="100%" style:font-name="Cantarell" fo:font-size="12pt" fo:letter-spacing="normal" fo:font-style="normal" fo:font-weight="bold" officeooo:rsid="002b69fc" fo:background-color="transparent" loext:char-shading-value="0" style:font-size-asian="12pt" style:font-weight-asian="bold" style:font-size-complex="12pt" style:font-weight-complex="bold" loext:padding="0in" loext:border="none"/>
    </style:style>
    <style:style style:name="T68" style:family="text">
      <style:text-properties fo:font-variant="normal" fo:text-transform="none" fo:color="#000000" loext:opacity="100%" style:font-name="Cantarell" fo:font-size="12pt" fo:letter-spacing="normal" fo:font-style="normal" fo:font-weight="bold" officeooo:rsid="001d62bf" fo:background-color="transparent" loext:char-shading-value="0" style:font-size-asian="12pt" style:font-weight-asian="bold" style:font-size-complex="12pt" style:font-weight-complex="bold" loext:padding="0in" loext:border="none"/>
    </style:style>
    <style:style style:name="T69" style:family="text">
      <style:text-properties fo:font-variant="normal" fo:text-transform="none" fo:color="#000000" loext:opacity="100%" style:font-name="Cantarell" fo:font-size="12pt" fo:letter-spacing="normal" fo:font-style="normal" fo:font-weight="bold" officeooo:rsid="00b75a05" fo:background-color="transparent" loext:char-shading-value="0" style:font-size-asian="12pt" style:font-weight-asian="bold" style:font-size-complex="12pt" style:font-weight-complex="bold"/>
    </style:style>
    <style:style style:name="T70" style:family="text">
      <style:text-properties fo:font-variant="normal" fo:text-transform="none" fo:color="#000000" loext:opacity="100%" style:font-name="Cantarell" fo:font-size="12pt" fo:letter-spacing="normal" fo:font-style="normal" fo:font-weight="bold" officeooo:rsid="001d62bf" style:font-size-asian="12pt" style:font-weight-asian="bold" style:font-size-complex="12pt" style:font-weight-complex="bold"/>
    </style:style>
    <style:style style:name="T71" style:family="text">
      <style:text-properties fo:font-variant="normal" fo:text-transform="none" fo:color="#000000" loext:opacity="100%" style:font-name="Cantarell" fo:font-size="12pt" fo:letter-spacing="normal" fo:font-style="italic" fo:font-weight="normal" officeooo:rsid="0067b570" fo:background-color="transparent" loext:char-shading-value="0" style:font-size-asian="12pt" style:font-style-asian="italic" style:font-weight-asian="normal" style:font-size-complex="12pt" style:font-style-complex="italic" style:font-weight-complex="normal" loext:padding="0in" loext:border="none"/>
    </style:style>
    <style:style style:name="T72" style:family="text">
      <style:text-properties fo:font-variant="normal" fo:text-transform="none" fo:color="#404040" loext:opacity="100%" fo:letter-spacing="normal" fo:font-style="normal" fo:font-weight="normal"/>
    </style:style>
    <style:style style:name="T73" style:family="text">
      <style:text-properties fo:font-variant="normal" fo:text-transform="none" fo:color="#404040" loext:opacity="100%" fo:letter-spacing="normal" fo:font-style="normal" fo:font-weight="normal" officeooo:rsid="00103226" style:font-weight-asian="normal" style:font-weight-complex="normal" loext:padding="0in" loext:border="none"/>
    </style:style>
    <style:style style:name="T74" style:family="text">
      <style:text-properties fo:font-variant="normal" fo:text-transform="none" fo:color="#404040" loext:opacity="100%" fo:letter-spacing="normal" fo:font-style="normal" fo:font-weight="normal" officeooo:rsid="0046919a" style:font-weight-asian="normal" style:font-weight-complex="normal" loext:padding="0in" loext:border="none"/>
    </style:style>
    <style:style style:name="T75" style:family="text">
      <style:text-properties fo:font-variant="normal" fo:text-transform="none" fo:color="#404040" loext:opacity="100%" fo:letter-spacing="normal" fo:font-style="normal" fo:font-weight="normal" officeooo:rsid="006ba8b6" style:font-weight-asian="normal" style:font-weight-complex="normal" loext:padding="0in" loext:border="none"/>
    </style:style>
    <style:style style:name="T76" style:family="text">
      <style:text-properties fo:font-variant="normal" fo:text-transform="none" fo:color="#404040" loext:opacity="100%" fo:letter-spacing="normal" fo:font-style="normal" fo:font-weight="normal" officeooo:rsid="0046919a" loext:padding="0in" loext:border="none"/>
    </style:style>
    <style:style style:name="T77" style:family="text">
      <style:text-properties fo:font-variant="normal" fo:text-transform="none" fo:color="#404040" loext:opacity="100%" fo:letter-spacing="normal" fo:font-style="normal" fo:font-weight="normal" officeooo:rsid="0049559c"/>
    </style:style>
    <style:style style:name="T78" style:family="text">
      <style:text-properties fo:font-variant="normal" fo:text-transform="none" fo:color="#404040" loext:opacity="100%" fo:letter-spacing="normal" fo:font-style="normal" fo:font-weight="normal" officeooo:rsid="004a8148"/>
    </style:style>
    <style:style style:name="T79" style:family="text">
      <style:text-properties fo:font-variant="normal" fo:text-transform="none" fo:color="#404040" loext:opacity="100%" fo:letter-spacing="normal" fo:font-style="normal" fo:font-weight="normal" officeooo:rsid="004af77b"/>
    </style:style>
    <style:style style:name="T80" style:family="text">
      <style:text-properties fo:font-variant="normal" fo:text-transform="none" fo:color="#404040" loext:opacity="100%" fo:letter-spacing="normal" fo:font-style="normal" fo:font-weight="normal" officeooo:rsid="006ba8b6" loext:padding="0in" loext:border="none"/>
    </style:style>
    <style:style style:name="T81" style:family="text">
      <style:text-properties fo:font-variant="normal" fo:text-transform="none" fo:color="#404040" loext:opacity="100%" fo:letter-spacing="normal" fo:font-style="normal" style:text-underline-style="solid" style:text-underline-width="auto" style:text-underline-color="font-color" fo:font-weight="normal" officeooo:rsid="004a8148"/>
    </style:style>
    <style:style style:name="T82" style:family="text">
      <style:text-properties fo:font-variant="normal" fo:text-transform="none" fo:color="#404040" loext:opacity="100%" fo:letter-spacing="normal" fo:font-style="normal" style:text-underline-style="solid" style:text-underline-width="auto" style:text-underline-color="font-color" fo:font-weight="normal" officeooo:rsid="004af77b"/>
    </style:style>
    <style:style style:name="T83" style:family="text">
      <style:text-properties fo:color="#000000" loext:opacity="100%"/>
    </style:style>
    <style:style style:name="T84" style:family="text">
      <style:text-properties fo:color="#000000" loext:opacity="100%" fo:font-weight="normal" style:font-weight-asian="normal" style:font-weight-complex="normal"/>
    </style:style>
    <style:style style:name="T85" style:family="text">
      <style:text-properties fo:color="#000000" loext:opacity="100%" fo:font-weight="normal" officeooo:rsid="0026651c" style:font-weight-asian="normal" style:font-weight-complex="normal"/>
    </style:style>
    <style:style style:name="T86" style:family="text">
      <style:text-properties fo:color="#000000" loext:opacity="100%" fo:font-weight="normal" officeooo:rsid="00239a24" style:font-weight-asian="normal" style:font-weight-complex="normal"/>
    </style:style>
    <style:style style:name="T87" style:family="text">
      <style:text-properties fo:color="#000000" loext:opacity="100%" fo:font-weight="normal" officeooo:rsid="00b6707a" style:font-weight-asian="normal" style:font-weight-complex="normal"/>
    </style:style>
    <style:style style:name="T88" style:family="text">
      <style:text-properties fo:color="#000000" loext:opacity="100%" officeooo:rsid="0026651c" style:font-size-asian="12pt" style:font-weight-asian="normal" style:font-size-complex="12pt" style:font-weight-complex="normal"/>
    </style:style>
    <style:style style:name="T89" style:family="text">
      <style:text-properties officeooo:rsid="00159756"/>
    </style:style>
    <style:style style:name="T90" style:family="text">
      <style:text-properties style:font-weight-asian="bold" style:font-weight-complex="bold"/>
    </style:style>
    <style:style style:name="T91" style:family="text">
      <style:text-properties officeooo:rsid="00103226" style:font-weight-asian="bold" style:font-weight-complex="bold"/>
    </style:style>
    <style:style style:name="T92" style:family="text">
      <style:text-properties officeooo:rsid="0018f951" style:font-weight-asian="bold" style:font-weight-complex="bold"/>
    </style:style>
    <style:style style:name="T93" style:family="text">
      <style:text-properties officeooo:rsid="0051af61" style:font-weight-asian="bold" style:font-weight-complex="bold"/>
    </style:style>
    <style:style style:name="T94" style:family="text">
      <style:text-properties officeooo:rsid="002a0446" style:font-weight-asian="bold" style:font-weight-complex="bold"/>
    </style:style>
    <style:style style:name="T95" style:family="text">
      <style:text-properties officeooo:rsid="005803d8" style:font-weight-asian="bold" style:font-weight-complex="bold"/>
    </style:style>
    <style:style style:name="T96" style:family="text">
      <style:text-properties officeooo:rsid="006ba8b6" style:font-weight-asian="bold" style:font-weight-complex="bold"/>
    </style:style>
    <style:style style:name="T97" style:family="text">
      <style:text-properties officeooo:rsid="0078372b" style:font-weight-asian="bold" style:font-weight-complex="bold"/>
    </style:style>
    <style:style style:name="T98" style:family="text">
      <style:text-properties style:font-weight-asian="normal" style:font-weight-complex="normal"/>
    </style:style>
    <style:style style:name="T99" style:family="text">
      <style:text-properties officeooo:rsid="0016e38a" style:font-weight-asian="normal" style:font-weight-complex="normal"/>
    </style:style>
    <style:style style:name="T100" style:family="text">
      <style:text-properties officeooo:rsid="0018a947" style:font-weight-asian="normal" style:font-weight-complex="normal"/>
    </style:style>
    <style:style style:name="T101" style:family="text">
      <style:text-properties officeooo:rsid="004504b7" style:font-weight-asian="normal" style:font-weight-complex="normal"/>
    </style:style>
    <style:style style:name="T102" style:family="text">
      <style:text-properties officeooo:rsid="00516109" style:font-weight-asian="normal" style:font-weight-complex="normal"/>
    </style:style>
    <style:style style:name="T103" style:family="text">
      <style:text-properties officeooo:rsid="005a44df" style:font-weight-asian="normal" style:font-weight-complex="normal"/>
    </style:style>
    <style:style style:name="T104" style:family="text">
      <style:text-properties officeooo:rsid="005daf2d" style:font-weight-asian="normal" style:font-weight-complex="normal"/>
    </style:style>
    <style:style style:name="T105" style:family="text">
      <style:text-properties officeooo:rsid="0064e713" style:font-weight-asian="normal" style:font-weight-complex="normal"/>
    </style:style>
    <style:style style:name="T106" style:family="text">
      <style:text-properties officeooo:rsid="0018f951"/>
    </style:style>
    <style:style style:name="T107" style:family="text">
      <style:text-properties officeooo:rsid="0026651c"/>
    </style:style>
    <style:style style:name="T108" style:family="text">
      <style:text-properties fo:font-weight="bold" style:font-weight-asian="bold" style:font-weight-complex="bold"/>
    </style:style>
    <style:style style:name="T109" style:family="text">
      <style:text-properties fo:font-weight="bold" officeooo:rsid="0016e38a" style:font-weight-asian="bold" style:font-weight-complex="bold"/>
    </style:style>
    <style:style style:name="T110" style:family="text">
      <style:text-properties fo:font-weight="bold" officeooo:rsid="00623aad" style:font-weight-asian="bold" style:font-weight-complex="bold"/>
    </style:style>
    <style:style style:name="T111" style:family="text">
      <style:text-properties fo:font-weight="bold" officeooo:rsid="001bf4c7" style:font-weight-asian="bold" style:font-weight-complex="bold"/>
    </style:style>
    <style:style style:name="T112" style:family="text">
      <style:text-properties fo:font-weight="bold" officeooo:rsid="001c27d8" style:font-weight-asian="bold" style:font-weight-complex="bold"/>
    </style:style>
    <style:style style:name="T113" style:family="text">
      <style:text-properties fo:font-weight="bold" officeooo:rsid="0064e713" style:font-weight-asian="bold" style:font-weight-complex="bold"/>
    </style:style>
    <style:style style:name="T114" style:family="text">
      <style:text-properties fo:font-weight="bold" officeooo:rsid="007329c0" style:font-weight-asian="bold" style:font-weight-complex="bold"/>
    </style:style>
    <style:style style:name="T115" style:family="text">
      <style:text-properties fo:font-weight="bold" officeooo:rsid="007a0065" style:font-weight-asian="bold" style:font-weight-complex="bold"/>
    </style:style>
    <style:style style:name="T116" style:family="text">
      <style:text-properties fo:font-weight="bold" officeooo:rsid="006a41ca" style:font-size-asian="12pt" style:font-weight-asian="bold" style:font-size-complex="12pt" style:font-weight-complex="bold"/>
    </style:style>
    <style:style style:name="T117" style:family="text">
      <style:text-properties fo:font-weight="bold" style:font-size-asian="12pt" style:font-size-complex="12pt"/>
    </style:style>
    <style:style style:name="T118" style:family="text">
      <style:text-properties fo:font-weight="bold" officeooo:rsid="0026651c" style:font-size-asian="12pt" style:font-size-complex="12pt"/>
    </style:style>
    <style:style style:name="T119" style:family="text">
      <style:text-properties officeooo:rsid="0034b0c9"/>
    </style:style>
    <style:style style:name="T120" style:family="text">
      <style:text-properties fo:font-weight="normal"/>
    </style:style>
    <style:style style:name="T121" style:family="text">
      <style:text-properties fo:font-weight="normal" style:font-weight-asian="normal" style:font-weight-complex="normal"/>
    </style:style>
    <style:style style:name="T122" style:family="text">
      <style:text-properties fo:font-weight="normal" officeooo:rsid="0040addf" style:font-weight-asian="normal" style:font-weight-complex="normal"/>
    </style:style>
    <style:style style:name="T123" style:family="text">
      <style:text-properties fo:font-weight="normal" officeooo:rsid="0026651c" style:font-weight-asian="normal" style:font-weight-complex="normal"/>
    </style:style>
    <style:style style:name="T124" style:family="text">
      <style:text-properties fo:font-weight="normal" officeooo:rsid="0016e38a" style:font-weight-asian="normal" style:font-weight-complex="normal"/>
    </style:style>
    <style:style style:name="T125" style:family="text">
      <style:text-properties fo:font-weight="normal" officeooo:rsid="00516109" style:font-weight-asian="normal" style:font-weight-complex="normal"/>
    </style:style>
    <style:style style:name="T126" style:family="text">
      <style:text-properties fo:font-weight="normal" officeooo:rsid="0034b0c9" style:font-weight-asian="normal" style:font-weight-complex="normal"/>
    </style:style>
    <style:style style:name="T127" style:family="text">
      <style:text-properties fo:font-weight="normal" officeooo:rsid="0018a947" style:font-weight-asian="normal" style:font-weight-complex="normal"/>
    </style:style>
    <style:style style:name="T128" style:family="text">
      <style:text-properties fo:font-weight="normal" officeooo:rsid="0018f951" style:font-weight-asian="normal" style:font-weight-complex="normal"/>
    </style:style>
    <style:style style:name="T129" style:family="text">
      <style:text-properties fo:font-weight="normal" officeooo:rsid="002a0446" style:font-weight-asian="normal" style:font-weight-complex="normal"/>
    </style:style>
    <style:style style:name="T130" style:family="text">
      <style:text-properties fo:font-weight="normal" officeooo:rsid="00239a24" style:font-weight-asian="normal" style:font-weight-complex="normal"/>
    </style:style>
    <style:style style:name="T131" style:family="text">
      <style:text-properties fo:font-weight="normal" officeooo:rsid="005446ed" style:font-weight-asian="normal" style:font-weight-complex="normal"/>
    </style:style>
    <style:style style:name="T132" style:family="text">
      <style:text-properties fo:font-weight="normal" officeooo:rsid="00553cac" style:font-weight-asian="normal" style:font-weight-complex="normal"/>
    </style:style>
    <style:style style:name="T133" style:family="text">
      <style:text-properties fo:font-weight="normal" officeooo:rsid="005702df" style:font-weight-asian="normal" style:font-weight-complex="normal"/>
    </style:style>
    <style:style style:name="T134" style:family="text">
      <style:text-properties fo:font-weight="normal" officeooo:rsid="00103226" style:font-weight-asian="normal" style:font-weight-complex="normal"/>
    </style:style>
    <style:style style:name="T135" style:family="text">
      <style:text-properties fo:font-weight="normal" officeooo:rsid="005803d8" style:font-weight-asian="normal" style:font-weight-complex="normal"/>
    </style:style>
    <style:style style:name="T136" style:family="text">
      <style:text-properties fo:font-weight="normal" officeooo:rsid="005e6359" style:font-weight-asian="normal" style:font-weight-complex="normal"/>
    </style:style>
    <style:style style:name="T137" style:family="text">
      <style:text-properties fo:font-weight="normal" officeooo:rsid="005ee6f9" style:font-weight-asian="normal" style:font-weight-complex="normal"/>
    </style:style>
    <style:style style:name="T138" style:family="text">
      <style:text-properties fo:font-weight="normal" officeooo:rsid="00623aad" style:font-weight-asian="normal" style:font-weight-complex="normal"/>
    </style:style>
    <style:style style:name="T139" style:family="text">
      <style:text-properties fo:font-weight="normal" officeooo:rsid="0064e713" style:font-weight-asian="normal" style:font-weight-complex="normal"/>
    </style:style>
    <style:style style:name="T140" style:family="text">
      <style:text-properties fo:font-weight="normal" officeooo:rsid="0065ab7a" style:font-weight-asian="normal" style:font-weight-complex="normal"/>
    </style:style>
    <style:style style:name="T141" style:family="text">
      <style:text-properties fo:font-weight="normal" officeooo:rsid="0067b570" style:font-weight-asian="normal" style:font-weight-complex="normal"/>
    </style:style>
    <style:style style:name="T142" style:family="text">
      <style:text-properties fo:font-weight="normal" officeooo:rsid="0068b2d8" style:font-weight-asian="normal" style:font-weight-complex="normal"/>
    </style:style>
    <style:style style:name="T143" style:family="text">
      <style:text-properties fo:font-weight="normal" officeooo:rsid="007813c5" style:font-weight-asian="normal" style:font-weight-complex="normal"/>
    </style:style>
    <style:style style:name="T144" style:family="text">
      <style:text-properties fo:font-weight="normal" officeooo:rsid="00802f19" style:font-weight-asian="normal" style:font-weight-complex="normal"/>
    </style:style>
    <style:style style:name="T145" style:family="text">
      <style:text-properties fo:font-weight="normal" officeooo:rsid="0080be05" style:font-weight-asian="normal" style:font-weight-complex="normal"/>
    </style:style>
    <style:style style:name="T146" style:family="text">
      <style:text-properties fo:font-weight="normal" officeooo:rsid="0081e96a" style:font-weight-asian="normal" style:font-weight-complex="normal"/>
    </style:style>
    <style:style style:name="T147" style:family="text">
      <style:text-properties fo:font-weight="normal" officeooo:rsid="0086fcfc" style:font-weight-asian="normal" style:font-weight-complex="normal"/>
    </style:style>
    <style:style style:name="T148" style:family="text">
      <style:text-properties fo:font-weight="normal" officeooo:rsid="00882e5b" style:font-weight-asian="normal" style:font-weight-complex="normal"/>
    </style:style>
    <style:style style:name="T149" style:family="text">
      <style:text-properties fo:font-weight="normal" officeooo:rsid="0089c6e4" style:font-weight-asian="normal" style:font-weight-complex="normal"/>
    </style:style>
    <style:style style:name="T150" style:family="text">
      <style:text-properties fo:font-weight="normal" officeooo:rsid="008d417d" style:font-weight-asian="normal" style:font-weight-complex="normal"/>
    </style:style>
    <style:style style:name="T151" style:family="text">
      <style:text-properties fo:font-weight="normal" officeooo:rsid="008fb7d0" style:font-weight-asian="normal" style:font-weight-complex="normal"/>
    </style:style>
    <style:style style:name="T152" style:family="text">
      <style:text-properties fo:font-weight="normal" officeooo:rsid="00909ca2" style:font-weight-asian="normal" style:font-weight-complex="normal"/>
    </style:style>
    <style:style style:name="T153" style:family="text">
      <style:text-properties fo:font-weight="normal" officeooo:rsid="0091d829" style:font-weight-asian="normal" style:font-weight-complex="normal"/>
    </style:style>
    <style:style style:name="T154" style:family="text">
      <style:text-properties fo:font-weight="normal" officeooo:rsid="0093a093" style:font-weight-asian="normal" style:font-weight-complex="normal"/>
    </style:style>
    <style:style style:name="T155" style:family="text">
      <style:text-properties fo:font-weight="normal" officeooo:rsid="0094846d" style:font-weight-asian="normal" style:font-weight-complex="normal"/>
    </style:style>
    <style:style style:name="T156" style:family="text">
      <style:text-properties fo:font-weight="normal" officeooo:rsid="00971870" style:font-weight-asian="normal" style:font-weight-complex="normal"/>
    </style:style>
    <style:style style:name="T157" style:family="text">
      <style:text-properties fo:font-weight="normal" officeooo:rsid="009ac556" style:font-weight-asian="normal" style:font-weight-complex="normal"/>
    </style:style>
    <style:style style:name="T158" style:family="text">
      <style:text-properties fo:font-weight="normal" officeooo:rsid="009c95d1" style:font-weight-asian="normal" style:font-weight-complex="normal"/>
    </style:style>
    <style:style style:name="T159" style:family="text">
      <style:text-properties fo:font-weight="normal" officeooo:rsid="009cc8a9" style:font-weight-asian="normal" style:font-weight-complex="normal"/>
    </style:style>
    <style:style style:name="T160" style:family="text">
      <style:text-properties fo:font-weight="normal" officeooo:rsid="00b513f8" style:font-weight-asian="normal" style:font-weight-complex="normal"/>
    </style:style>
    <style:style style:name="T161" style:family="text">
      <style:text-properties fo:font-weight="normal" officeooo:rsid="00b6707a" style:font-weight-asian="normal" style:font-weight-complex="normal"/>
    </style:style>
    <style:style style:name="T162" style:family="text">
      <style:text-properties fo:font-weight="normal" fo:background-color="transparent" loext:char-shading-value="0"/>
    </style:style>
    <style:style style:name="T163" style:family="text">
      <style:text-properties fo:font-weight="normal" officeooo:rsid="001da309" fo:background-color="transparent" loext:char-shading-value="0"/>
    </style:style>
    <style:style style:name="T164" style:family="text">
      <style:text-properties fo:font-weight="normal" officeooo:rsid="001c27d8" fo:background-color="transparent" loext:char-shading-value="0" style:font-weight-asian="bold" style:font-weight-complex="bold"/>
    </style:style>
    <style:style style:name="T165" style:family="text">
      <style:text-properties fo:font-weight="normal" fo:background-color="transparent" loext:char-shading-value="0" style:font-weight-asian="normal" style:font-weight-complex="normal"/>
    </style:style>
    <style:style style:name="T166" style:family="text">
      <style:text-properties fo:font-weight="normal" officeooo:rsid="001da309" fo:background-color="transparent" loext:char-shading-value="0" style:font-weight-asian="normal" style:font-weight-complex="normal"/>
    </style:style>
    <style:style style:name="T167" style:family="text">
      <style:text-properties fo:font-weight="normal" officeooo:rsid="0066c142" fo:background-color="transparent" loext:char-shading-value="0" style:font-weight-asian="normal" style:font-weight-complex="normal"/>
    </style:style>
    <style:style style:name="T168" style:family="text">
      <style:text-properties fo:font-weight="normal" officeooo:rsid="0018f951" fo:background-color="transparent" loext:char-shading-value="0" style:font-weight-asian="normal" style:font-weight-complex="normal"/>
    </style:style>
    <style:style style:name="T169" style:family="text">
      <style:text-properties fo:font-weight="normal" officeooo:rsid="00b513f8" fo:background-color="transparent" loext:char-shading-value="0" style:font-weight-asian="normal" style:font-weight-complex="normal"/>
    </style:style>
    <style:style style:name="T170" style:family="text">
      <style:text-properties fo:font-weight="normal" officeooo:rsid="0033fcb1" fo:background-color="transparent" loext:char-shading-value="0" style:font-weight-asian="normal" style:font-weight-complex="normal"/>
    </style:style>
    <style:style style:name="T171" style:family="text">
      <style:text-properties fo:font-weight="normal" officeooo:rsid="001c27d8"/>
    </style:style>
    <style:style style:name="T172" style:family="text">
      <style:text-properties fo:font-weight="normal" officeooo:rsid="00516109" style:font-weight-asian="bold" style:font-weight-complex="bold"/>
    </style:style>
    <style:style style:name="T173" style:family="text">
      <style:text-properties fo:font-weight="normal" officeooo:rsid="0045fb34"/>
    </style:style>
    <style:style style:name="T174" style:family="text">
      <style:text-properties fo:font-weight="normal" officeooo:rsid="0051af61"/>
    </style:style>
    <style:style style:name="T175" style:family="text">
      <style:text-properties fo:font-weight="normal" officeooo:rsid="006ba8b6"/>
    </style:style>
    <style:style style:name="T176" style:family="text">
      <style:text-properties fo:font-weight="normal" officeooo:rsid="0078372b"/>
    </style:style>
    <style:style style:name="T177" style:family="text">
      <style:text-properties fo:font-weight="normal" officeooo:rsid="008fb7d0" style:font-style-asian="normal" style:font-weight-asian="normal" style:font-style-complex="normal" style:font-weight-complex="normal"/>
    </style:style>
    <style:style style:name="T178" style:family="text">
      <style:text-properties fo:color="#1f2328" loext:opacity="100%" style:font-name="Cantarell" fo:font-size="12pt" style:font-size-asian="12pt" style:font-size-complex="12pt"/>
    </style:style>
    <style:style style:name="T179" style:family="text">
      <style:text-properties fo:color="#1f2328" loext:opacity="100%" style:font-name="Cantarell" fo:font-size="12pt" style:font-size-asian="12pt" style:font-size-complex="12pt" loext:padding="0in" loext:border="none"/>
    </style:style>
    <style:style style:name="T180" style:family="text">
      <style:text-properties fo:color="#1f2328" loext:opacity="100%" style:font-name="Cantarell" fo:font-size="12pt" officeooo:rsid="0051af61" style:font-size-asian="12pt" style:font-size-complex="12pt" loext:padding="0in" loext:border="none"/>
    </style:style>
    <style:style style:name="T181" style:family="text">
      <style:text-properties fo:color="#1f2328" loext:opacity="100%" style:font-name="Cantarell" fo:font-size="12pt" officeooo:rsid="009e17bc" style:font-size-asian="12pt" style:font-size-complex="12pt" loext:padding="0in" loext:border="none"/>
    </style:style>
    <style:style style:name="T182" style:family="text">
      <style:text-properties fo:color="#1f2328" loext:opacity="100%" style:font-name="Cantarell" fo:font-size="12pt" officeooo:rsid="009f5f60" style:font-size-asian="12pt" style:font-size-complex="12pt"/>
    </style:style>
    <style:style style:name="T183" style:family="text">
      <style:text-properties fo:color="#1f2328" loext:opacity="100%" style:font-name="Cantarell" fo:font-size="12pt" officeooo:rsid="00a90591" style:font-size-asian="12pt" style:font-size-complex="12pt"/>
    </style:style>
    <style:style style:name="T184" style:family="text">
      <style:text-properties fo:color="#1f2328" loext:opacity="100%" style:font-name="Cantarell" fo:font-size="12pt" fo:font-weight="bold" style:font-size-asian="12pt" style:font-weight-asian="bold" style:font-size-complex="12pt" style:font-weight-complex="bold"/>
    </style:style>
    <style:style style:name="T185" style:family="text">
      <style:text-properties fo:color="#1f2328" loext:opacity="100%" style:font-name="Cantarell" fo:font-size="12pt" fo:font-weight="bold" style:font-size-asian="12pt" style:font-weight-asian="bold" style:font-size-complex="12pt" style:font-weight-complex="bold" loext:padding="0in" loext:border="none"/>
    </style:style>
    <style:style style:name="T186" style:family="text">
      <style:text-properties fo:color="#1f2328" loext:opacity="100%" style:font-name="Cantarell" fo:font-size="12pt" fo:font-weight="bold" officeooo:rsid="009f5f60" style:font-size-asian="12pt" style:font-weight-asian="bold" style:font-size-complex="12pt" style:font-weight-complex="bold"/>
    </style:style>
    <style:style style:name="T187" style:family="text">
      <style:text-properties fo:color="#1f2328" loext:opacity="100%" style:font-name="Cantarell" fo:font-size="12pt" fo:font-weight="bold" officeooo:rsid="00a90591" style:font-size-asian="12pt" style:font-weight-asian="bold" style:font-size-complex="12pt" style:font-weight-complex="bold"/>
    </style:style>
    <style:style style:name="T188" style:family="text">
      <style:text-properties fo:color="#1f2328" loext:opacity="100%" style:font-name="Cantarell" fo:font-size="12pt" fo:font-style="italic" officeooo:rsid="009f5f60" style:font-size-asian="12pt" style:font-style-asian="italic" style:font-size-complex="12pt" style:font-style-complex="italic"/>
    </style:style>
    <style:style style:name="T189" style:family="text">
      <style:text-properties fo:color="#1f2328" loext:opacity="100%" style:font-name="Cantarell" fo:font-size="12pt" style:text-underline-style="solid" style:text-underline-width="auto" style:text-underline-color="font-color" officeooo:rsid="00a90591" style:font-size-asian="12pt" style:font-size-complex="12pt"/>
    </style:style>
    <style:style style:name="T190" style:family="text">
      <style:text-properties fo:color="#1f2328" loext:opacity="100%" style:font-name="Cantarell" fo:font-size="12pt" fo:font-weight="normal" officeooo:rsid="00ae4e75" style:font-size-asian="12pt" style:font-weight-asian="normal" style:font-size-complex="12pt" style:font-weight-complex="normal"/>
    </style:style>
    <style:style style:name="T191" style:family="text">
      <style:text-properties fo:color="#1f2328" loext:opacity="100%" officeooo:rsid="0018f951" style:font-weight-asian="bold" style:font-weight-complex="bold"/>
    </style:style>
    <style:style style:name="T192" style:family="text">
      <style:text-properties fo:color="#1f2328" loext:opacity="100%" fo:font-weight="normal" officeooo:rsid="0018f951" style:font-weight-asian="normal" style:font-weight-complex="normal"/>
    </style:style>
    <style:style style:name="T193" style:family="text">
      <style:text-properties officeooo:rsid="003ec3f6"/>
    </style:style>
    <style:style style:name="T194" style:family="text">
      <style:text-properties fo:color="#1f2937" loext:opacity="100%"/>
    </style:style>
    <style:style style:name="T195" style:family="text">
      <style:text-properties fo:color="#1f2937" loext:opacity="100%" officeooo:rsid="003ec3f6"/>
    </style:style>
    <style:style style:name="T196" style:family="text">
      <style:text-properties officeooo:rsid="001c27d8"/>
    </style:style>
    <style:style style:name="T197" style:family="text">
      <style:text-properties officeooo:rsid="00239a24"/>
    </style:style>
    <style:style style:name="T198" style:family="text">
      <style:text-properties style:font-name="Cantarell" fo:font-size="12pt" fo:font-weight="normal" fo:background-color="transparent" loext:char-shading-value="0" style:font-size-asian="12pt" style:font-weight-asian="normal" style:font-size-complex="12pt" style:font-weight-complex="normal" loext:padding="0in" loext:border="none"/>
    </style:style>
    <style:style style:name="T199" style:family="text">
      <style:text-properties style:font-name="Cantarell" fo:font-size="12pt" fo:font-weight="normal" officeooo:rsid="002b69fc" fo:background-color="transparent" loext:char-shading-value="0" style:font-size-asian="12pt" style:font-weight-asian="normal" style:font-size-complex="12pt" style:font-weight-complex="normal" loext:padding="0in" loext:border="none"/>
    </style:style>
    <style:style style:name="T200" style:family="text">
      <style:text-properties style:font-name="Cantarell" fo:font-size="12pt" fo:font-weight="normal" officeooo:rsid="00a21cad" fo:background-color="transparent" loext:char-shading-value="0" style:font-size-asian="12pt" style:font-weight-asian="normal" style:font-size-complex="12pt" style:font-weight-complex="normal" loext:padding="0in" loext:border="none"/>
    </style:style>
    <style:style style:name="T201" style:family="text">
      <style:text-properties style:font-name="Cantarell" fo:font-size="12pt" fo:font-weight="normal" officeooo:rsid="00a35de9" fo:background-color="transparent" loext:char-shading-value="0" style:font-size-asian="12pt" style:font-weight-asian="normal" style:font-size-complex="12pt" style:font-weight-complex="normal" loext:padding="0in" loext:border="none"/>
    </style:style>
    <style:style style:name="T202" style:family="text">
      <style:text-properties style:font-name="Cantarell" fo:font-size="12pt" fo:font-weight="normal" fo:background-color="transparent" loext:char-shading-value="0" style:font-size-asian="12pt" style:font-size-complex="12pt" loext:padding="0in" loext:border="none"/>
    </style:style>
    <style:style style:name="T203" style:family="text">
      <style:text-properties style:font-name="Cantarell" fo:font-size="12pt" fo:font-weight="normal" officeooo:rsid="00a21cad" fo:background-color="transparent" loext:char-shading-value="0" style:font-size-asian="12pt" style:font-size-complex="12pt" loext:padding="0in" loext:border="none"/>
    </style:style>
    <style:style style:name="T204" style:family="text">
      <style:text-properties style:font-name="Cantarell" fo:font-size="12pt" fo:font-weight="normal" officeooo:rsid="002b69fc" style:font-size-asian="12pt" style:font-weight-asian="normal" style:font-size-complex="12pt" style:font-weight-complex="normal"/>
    </style:style>
    <style:style style:name="T205" style:family="text">
      <style:text-properties style:font-name="Cantarell" fo:font-size="12pt" fo:font-weight="normal" officeooo:rsid="002e817d" style:font-size-asian="12pt" style:font-weight-asian="normal" style:font-size-complex="12pt" style:font-weight-complex="normal"/>
    </style:style>
    <style:style style:name="T206" style:family="text">
      <style:text-properties style:font-name="Cantarell" fo:font-size="12pt" fo:font-weight="normal" officeooo:rsid="005446ed" style:font-size-asian="12pt" style:font-weight-asian="normal" style:font-size-complex="12pt" style:font-weight-complex="normal"/>
    </style:style>
    <style:style style:name="T207" style:family="text">
      <style:text-properties style:font-name="Cantarell" fo:font-size="12pt" fo:background-color="transparent" loext:char-shading-value="0" style:font-size-asian="12pt" style:font-size-complex="12pt" loext:padding="0in" loext:border="none"/>
    </style:style>
    <style:style style:name="T208" style:family="text">
      <style:text-properties style:font-name="Cantarell" fo:font-size="12pt" officeooo:rsid="002b69fc" fo:background-color="transparent" loext:char-shading-value="0" style:font-size-asian="12pt" style:font-size-complex="12pt" loext:padding="0in" loext:border="none"/>
    </style:style>
    <style:style style:name="T209" style:family="text">
      <style:text-properties style:font-name="Cantarell" fo:font-size="12pt" officeooo:rsid="002e817d" fo:background-color="transparent" loext:char-shading-value="0" style:font-size-asian="12pt" style:font-size-complex="12pt" loext:padding="0in" loext:border="none"/>
    </style:style>
    <style:style style:name="T210" style:family="text">
      <style:text-properties style:font-name="Cantarell" fo:font-size="12pt" officeooo:rsid="00a21cad" fo:background-color="transparent" loext:char-shading-value="0" style:font-size-asian="12pt" style:font-size-complex="12pt" loext:padding="0in" loext:border="none"/>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fo:font-weight="normal" style:font-weight-asian="normal" style:font-weight-complex="normal"/>
    </style:style>
    <style:style style:name="T213" style:family="text">
      <style:text-properties style:text-underline-style="solid" style:text-underline-width="auto" style:text-underline-color="font-color" fo:font-weight="normal" officeooo:rsid="00542e4d" style:font-weight-asian="normal" style:font-weight-complex="normal"/>
    </style:style>
    <style:style style:name="T214" style:family="text">
      <style:text-properties style:text-underline-style="solid" style:text-underline-width="auto" style:text-underline-color="font-color" fo:font-weight="normal" officeooo:rsid="00516109" style:font-weight-asian="normal" style:font-weight-complex="normal"/>
    </style:style>
    <style:style style:name="T215" style:family="text">
      <style:text-properties style:text-underline-style="solid" style:text-underline-width="auto" style:text-underline-color="font-color" fo:font-weight="normal" officeooo:rsid="0081e96a" style:font-weight-asian="normal" style:font-weight-complex="normal"/>
    </style:style>
    <style:style style:name="T216" style:family="text">
      <style:text-properties style:text-underline-style="solid" style:text-underline-width="auto" style:text-underline-color="font-color" fo:font-weight="normal" officeooo:rsid="0091d829" style:font-weight-asian="normal" style:font-weight-complex="normal"/>
    </style:style>
    <style:style style:name="T217" style:family="text">
      <style:text-properties style:text-underline-style="solid" style:text-underline-width="auto" style:text-underline-color="font-color" fo:font-weight="normal" officeooo:rsid="0094846d" style:font-weight-asian="normal" style:font-weight-complex="normal"/>
    </style:style>
    <style:style style:name="T218" style:family="text">
      <style:text-properties style:text-underline-style="solid" style:text-underline-width="auto" style:text-underline-color="font-color" fo:font-weight="normal" fo:background-color="transparent" loext:char-shading-value="0"/>
    </style:style>
    <style:style style:name="T219" style:family="text">
      <style:text-properties style:text-underline-style="solid" style:text-underline-width="auto" style:text-underline-color="font-color" fo:font-weight="normal" officeooo:rsid="001da309" fo:background-color="transparent" loext:char-shading-value="0"/>
    </style:style>
    <style:style style:name="T220" style:family="text">
      <style:text-properties style:text-underline-style="solid" style:text-underline-width="auto" style:text-underline-color="font-color" officeooo:rsid="005a44df"/>
    </style:style>
    <style:style style:name="T221" style:family="text">
      <style:text-properties style:text-underline-style="solid" style:text-underline-width="auto" style:text-underline-color="font-color" style:font-size-asian="12pt" style:font-weight-asian="normal" style:font-size-complex="12pt" style:font-weight-complex="normal"/>
    </style:style>
    <style:style style:name="T222" style:family="text">
      <style:text-properties style:text-underline-style="solid" style:text-underline-width="auto" style:text-underline-color="font-color" officeooo:rsid="007813c5"/>
    </style:style>
    <style:style style:name="T223" style:family="text">
      <style:text-properties officeooo:rsid="00439e59"/>
    </style:style>
    <style:style style:name="T224" style:family="text">
      <style:text-properties officeooo:rsid="00516109"/>
    </style:style>
    <style:style style:name="T225" style:family="text">
      <style:text-properties officeooo:rsid="001a1a3b"/>
    </style:style>
    <style:style style:name="T226" style:family="text">
      <style:text-properties officeooo:rsid="0051af61"/>
    </style:style>
    <style:style style:name="T227" style:family="text">
      <style:text-properties officeooo:rsid="0052604b"/>
    </style:style>
    <style:style style:name="T228" style:family="text">
      <style:text-properties style:text-underline-style="none"/>
    </style:style>
    <style:style style:name="T229" style:family="text">
      <style:text-properties style:text-underline-style="none" fo:font-weight="normal" officeooo:rsid="00542e4d" style:font-weight-asian="normal" style:font-weight-complex="normal"/>
    </style:style>
    <style:style style:name="T230" style:family="text">
      <style:text-properties style:text-underline-style="none" fo:font-weight="normal" officeooo:rsid="005446ed" style:font-weight-asian="normal" style:font-weight-complex="normal"/>
    </style:style>
    <style:style style:name="T231" style:family="text">
      <style:text-properties style:text-underline-style="none" fo:font-weight="normal" officeooo:rsid="00553cac" style:font-weight-asian="normal" style:font-weight-complex="normal"/>
    </style:style>
    <style:style style:name="T232" style:family="text">
      <style:text-properties style:text-underline-style="none" fo:font-weight="normal" officeooo:rsid="0094846d" style:font-weight-asian="normal" style:font-weight-complex="normal"/>
    </style:style>
    <style:style style:name="T233" style:family="text">
      <style:text-properties style:text-underline-style="none" officeooo:rsid="00542e4d"/>
    </style:style>
    <style:style style:name="T234" style:family="text">
      <style:text-properties officeooo:rsid="00594fa0"/>
    </style:style>
    <style:style style:name="T235" style:family="text">
      <style:text-properties officeooo:rsid="005a44df"/>
    </style:style>
    <style:style style:name="T236" style:family="text">
      <style:text-properties fo:color="#c9d1d9" loext:opacity="100%" fo:font-weight="normal" officeooo:rsid="00103226" style:font-weight-asian="bold" style:font-weight-complex="bold"/>
    </style:style>
    <style:style style:name="T237" style:family="text">
      <style:text-properties fo:color="#c9d1d9" loext:opacity="100%" fo:font-weight="normal" officeooo:rsid="0018f951" style:font-weight-asian="bold" style:font-weight-complex="bold"/>
    </style:style>
    <style:style style:name="T238" style:family="text">
      <style:text-properties fo:color="#c9d1d9" loext:opacity="100%" fo:font-weight="normal" officeooo:rsid="0018f951"/>
    </style:style>
    <style:style style:name="T239" style:family="text">
      <style:text-properties fo:background-color="transparent" loext:char-shading-value="0" style:font-weight-asian="bold" style:font-weight-complex="bold"/>
    </style:style>
    <style:style style:name="T240" style:family="text">
      <style:text-properties officeooo:rsid="0066c142" fo:background-color="transparent" loext:char-shading-value="0" style:font-weight-asian="bold" style:font-weight-complex="bold"/>
    </style:style>
    <style:style style:name="T241" style:family="text">
      <style:text-properties officeooo:rsid="00609cd3"/>
    </style:style>
    <style:style style:name="T242" style:family="text">
      <style:text-properties officeooo:rsid="00623aad"/>
    </style:style>
    <style:style style:name="T243" style:family="text">
      <style:text-properties officeooo:rsid="001bf4c7"/>
    </style:style>
    <style:style style:name="T244" style:family="text">
      <style:text-properties officeooo:rsid="0063776f"/>
    </style:style>
    <style:style style:name="T245" style:family="text">
      <style:text-properties officeooo:rsid="0064e713"/>
    </style:style>
    <style:style style:name="T246" style:family="text">
      <style:text-properties fo:color="#374151" loext:opacity="100%" fo:font-weight="normal" officeooo:rsid="0065ab7a" style:font-weight-asian="normal" style:font-weight-complex="normal"/>
    </style:style>
    <style:style style:name="T247" style:family="text">
      <style:text-properties fo:font-style="italic" style:font-style-asian="italic" style:font-weight-asian="normal" style:font-style-complex="italic" style:font-weight-complex="normal"/>
    </style:style>
    <style:style style:name="T248" style:family="text">
      <style:text-properties fo:font-style="italic" fo:font-weight="normal" officeooo:rsid="0066c142" fo:background-color="transparent" loext:char-shading-value="0" style:font-style-asian="italic" style:font-weight-asian="normal" style:font-style-complex="italic" style:font-weight-complex="normal"/>
    </style:style>
    <style:style style:name="T249" style:family="text">
      <style:text-properties fo:font-style="italic" fo:font-weight="normal" officeooo:rsid="0086fcfc" style:font-style-asian="italic" style:font-weight-asian="normal" style:font-style-complex="italic" style:font-weight-complex="normal"/>
    </style:style>
    <style:style style:name="T250" style:family="text">
      <style:text-properties fo:font-style="italic" fo:font-weight="normal" officeooo:rsid="00882e5b" style:font-style-asian="italic" style:font-weight-asian="normal" style:font-style-complex="italic" style:font-weight-complex="normal"/>
    </style:style>
    <style:style style:name="T251" style:family="text">
      <style:text-properties fo:font-style="italic" fo:font-weight="normal" officeooo:rsid="008d417d" style:font-style-asian="italic" style:font-weight-asian="normal" style:font-style-complex="italic" style:font-weight-complex="normal"/>
    </style:style>
    <style:style style:name="T252" style:family="text">
      <style:text-properties fo:font-style="italic" fo:font-weight="normal" officeooo:rsid="008fb7d0" style:font-style-asian="italic" style:font-weight-asian="normal" style:font-style-complex="italic" style:font-weight-complex="normal"/>
    </style:style>
    <style:style style:name="T253" style:family="text">
      <style:text-properties fo:font-style="italic" fo:font-weight="normal" officeooo:rsid="0094846d" style:font-style-asian="italic" style:font-weight-asian="normal" style:font-style-complex="italic" style:font-weight-complex="normal"/>
    </style:style>
    <style:style style:name="T254" style:family="text">
      <style:text-properties fo:font-style="italic" style:font-size-asian="12pt" style:font-style-asian="italic" style:font-weight-asian="normal" style:font-size-complex="12pt" style:font-style-complex="italic" style:font-weight-complex="normal"/>
    </style:style>
    <style:style style:name="T255" style:family="text">
      <style:text-properties fo:font-style="italic" style:text-underline-style="none" fo:font-weight="normal" officeooo:rsid="0086fcfc" style:font-style-asian="italic" style:font-weight-asian="normal" style:font-style-complex="italic" style:font-weight-complex="normal"/>
    </style:style>
    <style:style style:name="T256" style:family="text">
      <style:text-properties style:font-style-asian="normal" style:font-weight-asian="normal" style:font-style-complex="normal" style:font-weight-complex="normal"/>
    </style:style>
    <style:style style:name="T257" style:family="text">
      <style:text-properties style:font-size-asian="12pt" style:font-weight-asian="normal" style:font-size-complex="12pt" style:font-weight-complex="normal"/>
    </style:style>
    <style:style style:name="T258" style:family="text">
      <style:text-properties officeooo:rsid="0040addf" style:font-size-asian="12pt" style:font-weight-asian="normal" style:font-size-complex="12pt" style:font-weight-complex="normal"/>
    </style:style>
    <style:style style:name="T259" style:family="text">
      <style:text-properties officeooo:rsid="006a41ca" style:font-size-asian="12pt" style:font-weight-asian="normal" style:font-size-complex="12pt" style:font-weight-complex="normal"/>
    </style:style>
    <style:style style:name="T260" style:family="text">
      <style:text-properties officeooo:rsid="0026651c" style:font-size-asian="12pt" style:font-weight-asian="normal" style:font-size-complex="12pt" style:font-weight-complex="normal"/>
    </style:style>
    <style:style style:name="T261" style:family="text">
      <style:text-properties officeooo:rsid="007329c0"/>
    </style:style>
    <style:style style:name="T262" style:family="text">
      <style:text-properties officeooo:rsid="007813c5"/>
    </style:style>
    <style:style style:name="T263" style:family="text">
      <style:text-properties officeooo:rsid="007a0065"/>
    </style:style>
    <style:style style:name="T264" style:family="text">
      <style:text-properties officeooo:rsid="007be21f"/>
    </style:style>
    <style:style style:name="T265" style:family="text">
      <style:text-properties officeooo:rsid="0081e96a"/>
    </style:style>
    <style:style style:name="T266" style:family="text">
      <style:text-properties officeooo:rsid="00825e09"/>
    </style:style>
    <style:style style:name="T267" style:family="text">
      <style:text-properties style:text-position="super 58%" fo:font-weight="normal" style:font-weight-asian="normal" style:font-weight-complex="normal"/>
    </style:style>
    <style:style style:name="T268" style:family="text">
      <style:text-properties officeooo:rsid="0086fcfc"/>
    </style:style>
    <style:style style:name="T269" style:family="text">
      <style:text-properties officeooo:rsid="00882e5b"/>
    </style:style>
    <style:style style:name="T270" style:family="text">
      <style:text-properties officeooo:rsid="008d417d"/>
    </style:style>
    <style:style style:name="T271" style:family="text">
      <style:text-properties officeooo:rsid="0093a093"/>
    </style:style>
    <style:style style:name="T272" style:family="text">
      <style:text-properties officeooo:rsid="0094846d"/>
    </style:style>
    <style:style style:name="T273" style:family="text">
      <style:text-properties officeooo:rsid="00971870"/>
    </style:style>
    <style:style style:name="T274" style:family="text">
      <style:text-properties officeooo:rsid="0099520a"/>
    </style:style>
    <style:style style:name="T275" style:family="text">
      <style:text-properties officeooo:rsid="009c95d1"/>
    </style:style>
    <style:style style:name="T276" style:family="text">
      <style:text-properties officeooo:rsid="009ac556"/>
    </style:style>
    <style:style style:name="T277" style:family="text">
      <style:text-properties officeooo:rsid="00aa27e5"/>
    </style:style>
    <style:style style:name="T278" style:family="text">
      <style:text-properties officeooo:rsid="00b670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73039824" text:style-name="L1">
        <text:list-item>
          <text:p text:style-name="P21"><text:span text:style-name="T44">s</text:span><text:span text:style-name="T45">u [OPTIONS] [USER [ARGUMENT...]] </text:span><text:span text:style-name="T46">:</text:span><text:span text:style-name="T45"> <text:s text:c="2"/></text:span><text:span text:style-name="T47">s</text:span><text:span text:style-name="T5">witch</text:span><text:span text:style-name="T47"> u</text:span><text:span text:style-name="T6">ser</text:span></text:p>
          <text:p text:style-name="P26"><text:span text:style-name="T258">T</text:span><text:span text:style-name="T257">he most commonly used </text:span><text:span text:style-name="T221">option </text:span><text:span text:style-name="T257">when invoking su is </text:span><text:span text:style-name="T221">- (-l, --login),</text:span><text:span text:style-name="T257"> it causes the su command to run a </text:span><text:span text:style-name="T254">login shell</text:span><text:span text:style-name="T257"> for the specified user. This means that the user’s environment variables </text:span><text:span text:style-name="T259">(try </text:span><text:span text:style-name="T116">echo $USER</text:span><text:span text:style-name="T259">)</text:span><text:span text:style-name="T257"> and profile scripts will be sourced as if they had logged in to the system normally. </text:span><text:span text:style-name="T259">P</text:span><text:span text:style-name="T257">ass the </text:span><text:span text:style-name="T221">user name as an argument</text:span><text:span text:style-name="T257"> to su, </text:span><text:span text:style-name="T259">otherwise assumes </text:span><text:span text:style-name="T116">root</text:span><text:span text:style-name="T259">.</text:span></text:p>
        </text:list-item>
      </text:list>
      <text:list xml:id="list6540182" text:style-name="L2">
        <text:list-header>
          <text:p text:style-name="P35"><text:span text:style-name="T194">// especially handy when the root user is not allowed to log in to the system throug</text:span><text:span text:style-name="T195">h ssh o</text:span><text:span text:style-name="T194">r using the GUI display manager</text:span></text:p>
        </text:list-header>
        <text:list-item>
          <text:p text:style-name="P36"><text:span text:style-name="T108">whoami</text:span> <text:s/>: <text:s/><text:span text:style-name="T193">t</text:span>o confirm that the user is changed</text:p>
        </text:list-item>
        <text:list-item>
          <text:p text:style-name="P36"><text:span text:style-name="T108">apt-get update </text:span><text:span text:style-name="T98"><text:s/>: </text:span><text:span text:style-name="T108"><text:s/></text:span>update the local package index </text:p>
          <text:p text:style-name="P36"><text:span text:style-name="T223">// t</text:span>he <text:span text:style-name="T108">-y</text:span> option <text:span text:style-name="T264">can be</text:span> used to automatically answer "yes" to any prompts.</text:p>
          <text:p text:style-name="P37"><text:span text:style-name="T211">Note</text:span>: this alone does not install any updates, need to also run <text:span text:style-name="T108">apt-get upgrade</text:span> to actually install any available updates.</text:p>
          <text:p text:style-name="P38"><text:span text:style-name="T211">Note2</text:span>: more modern way is to use <text:span text:style-name="T108">apt</text:span> instead of <text:span text:style-name="T108">apt-get</text:span>, like so: <text:span text:style-name="T108">apt update &amp;&amp; apt upgrade</text:span><text:span text:style-name="T98"> </text:span><text:span text:style-name="T101">(as root user)</text:span><text:span text:style-name="T98">.</text:span></text:p>
        </text:list-item>
      </text:list>
      <text:list xml:id="list150653436073701" text:continue-list="list773039824" text:style-name="L1">
        <text:list-item>
          <text:p text:style-name="P27"><text:span text:style-name="T32">apt install sudo </text:span><text:span text:style-name="T37">+ sudo reboot</text:span><text:span text:style-name="T10"> <text:s/>: <text:s/></text:span><text:span text:style-name="T14">i</text:span><text:span text:style-name="T20">nstall sudo + reboot to apply changes</text:span></text:p>
        </text:list-item>
        <text:list-item>
          <text:p text:style-name="P22">sudo <text:span text:style-name="T121">: allows you to run programs as another user, by default the root user</text:span></text:p>
          <text:p text:style-name="P22"><text:span text:style-name="T121">// </text:span><text:span text:style-name="T122">r</text:span><text:span text:style-name="T4">unning sudo su - and then typing the user password has the same effect the same as running su - and typing the root password </text:span><text:span text:style-name="T7">(root password doesn’t need to be shared among multiple administrative user accounts).</text:span></text:p>
        </text:list-item>
        <text:list-item>
          <text:p text:style-name="P28"><text:span text:style-name="T32">sudo </text:span><text:span text:style-name="T1">-</text:span><text:span text:style-name="T3">V</text:span><text:span text:style-name="T32"> </text:span><text:span text:style-name="T8"><text:s/>: </text:span><text:span text:style-name="T14">c</text:span><text:span text:style-name="T20">heck version of sudo</text:span></text:p>
        </text:list-item>
        <text:list-item>
          <text:p text:style-name="P23">dpkg [options] [.deb package name]<text:span text:style-name="T121"> <text:s/>: <text:s/></text:span><text:span text:style-name="T4">a tool to install, build, remove and manage Debian packages.</text:span><text:span text:style-name="T9"> </text:span></text:p>
          <text:p text:style-name="P23"><text:span text:style-name="T48">dpkg -l </text:span><text:span text:style-name="T9">is used to list all the packages that are currently installed, where the first column contains the package's status ("ii" = installed, "rc" = has been removed but its configuration files remain, "un" = not installed, and "ii*" = installed but has been marked for deletion), the second column is the package's name, the third column is the package's version number, the fourth column is a brief description of the package.</text:span></text:p>
        </text:list-item>
        <text:list-item>
          <text:p text:style-name="P7">sudo dpkg -l | grep <text:span text:style-name="T107">{service} <text:s/></text:span><text:span text:style-name="T123">: </text:span><text:span text:style-name="T107"><text:s/></text:span><text:span text:style-name="T85">check if service packages are installed</text:span></text:p>
        </text:list-item>
        <text:list-item>
          <text:p text:style-name="P29"><text:span text:style-name="T38">dpkg -l | grep sudo</text:span><text:span text:style-name="T8"> <text:s/>: <text:s/></text:span><text:span text:style-name="T14">c</text:span><text:span text:style-name="T20">heck sudo </text:span><text:span text:style-name="T16">installatio</text:span><text:span text:style-name="T17">n</text:span></text:p>
        </text:list-item>
        <text:list-item>
          <text:p text:style-name="P8">dpkg -s {sudo} <text:span text:style-name="T121"><text:s/>:</text:span> <text:s/><text:span text:style-name="T84">debian package manager shows information </text:span><text:span text:style-name="T83">-s</text:span><text:span text:style-name="T84">pecifically for the {sudo} app</text:span></text:p>
        </text:list-item>
        <text:list-item>
          <text:p text:style-name="P24"><text:span text:style-name="T50">sudo </text:span><text:span text:style-name="T49">useradd </text:span><text:span text:style-name="T50">{</text:span><text:span text:style-name="T49">username</text:span><text:span text:style-name="T50">} <text:s/></text:span><text:span text:style-name="T21">: <text:s/></text:span><text:span text:style-name="T73">provides complete control over the user creation process </text:span><text:span text:style-name="T74">(w</text:span><text:span text:style-name="T73">ith additional options</text:span><text:span text:style-name="T74">). </text:span><text:span text:style-name="T75">A low-level command.</text:span></text:p>
        </text:list-item>
      </text:list>
      <text:p text:style-name="P1"/>
      <text:list xml:id="list150652461132865" text:continue-numbering="true" text:style-name="L1">
        <text:list-item>
          <text:p text:style-name="P25"><text:soft-page-break/><text:span text:style-name="T50">sudo </text:span><text:span text:style-name="T49">add</text:span><text:span text:style-name="T51">user </text:span><text:span text:style-name="T50">{</text:span><text:span text:style-name="T49">username</text:span><text:span text:style-name="T50">} </text:span><text:span text:style-name="T21"><text:s/>: <text:s/></text:span><text:span text:style-name="T22">adds a </text:span><text:span text:style-name="T76">regular user with standard presets, </text:span><text:span text:style-name="T80">a</text:span><text:span text:style-name="T76"> high-level command. </text:span><text:span text:style-name="T80">It </text:span><text:span text:style-name="T23">adds user + sets passw</text:span><text:span text:style-name="T24">or</text:span><text:span text:style-name="T23">d + adds group &lt;user&gt; + adds user into the group + </text:span><text:span text:style-name="T24">creates</text:span><text:span text:style-name="T23"> home directory.</text:span></text:p>
        </text:list-item>
        <text:list-item>
          <text:p text:style-name="P52"><text:span text:style-name="T90">sudo passwd {username} <text:s/></text:span><text:span text:style-name="T121">: </text:span><text:span text:style-name="T90"><text:s/></text:span><text:span text:style-name="T120">sets passw</text:span><text:span text:style-name="T173">or</text:span><text:span text:style-name="T120">d to the user </text:span><text:span text:style-name="T174">(including root)</text:span></text:p>
        </text:list-item>
        <text:list-item>
          <text:p text:style-name="P52"><text:span text:style-name="T93">cut -d: -f1 /etc/passwd</text:span><text:span text:style-name="T174"> <text:s/>: <text:s/>extract and display the first field of each line in the /etc/passwd file, </text:span><text:span text:style-name="T175">which gives all local users.</text:span></text:p>
          <text:p text:style-name="P52"><text:span text:style-name="T175">// </text:span><text:span text:style-name="T96">cut</text:span><text:span text:style-name="T175"> is used to extract sections or columns from lines of input. The </text:span><text:span text:style-name="T96">-d</text:span><text:span text:style-name="T175"> flag is followed by the column delimiter character (:) without any spaces; </text:span><text:span text:style-name="T96">-f</text:span><text:span text:style-name="T175"> option specifies the field number (1) to extract from each line.</text:span></text:p>
        </text:list-item>
        <text:list-item>
          <text:p text:style-name="P30"><text:span text:style-name="T32">sudo </text:span><text:span text:style-name="T2">addgroup</text:span><text:span text:style-name="T33"> </text:span><text:span text:style-name="T32">{</text:span><text:span text:style-name="T34">group</text:span><text:span text:style-name="T32">}</text:span><text:span text:style-name="T15"> <text:s/>: <text:s/></text:span><text:span text:style-name="T14">adds group, a high-level command</text:span></text:p>
          <text:p text:style-name="P31"><text:span text:style-name="T27">P</text:span><text:span text:style-name="T14">rovides an interactive interface and additional features, such as prompting for group details like GID (Group ID), group description, and group members. It also handles some administrative tasks automatically, such as adding the group to the system's group database (/etc/group) and creating a home directory for the group (if configured). </text:span><text:span text:style-name="T52">Where to use:</text:span><text:span text:style-name="T53"> on Debian-based distributions, whenever it is suitable.</text:span></text:p>
        </text:list-item>
        <text:list-item>
          <text:p text:style-name="P32"><text:span text:style-name="T34">sudo groupadd</text:span><text:span text:style-name="T14"> </text:span><text:span text:style-name="T34">{group}</text:span><text:span text:style-name="T14"> <text:s/>: <text:s/>adds group, a low-level command </text:span></text:p>
          <text:p text:style-name="P31"><text:span text:style-name="T27">It</text:span><text:span text:style-name="T14"> is more widely available across different Linux distributions. </text:span><text:span text:style-name="T27">A</text:span><text:span text:style-name="T14">ssigns the next available GID to the group. Additional options can be used to specify the GID or other properties. </text:span><text:span text:style-name="T52">Where to use:</text:span><text:span text:style-name="T28"> when </text:span><text:span text:style-name="T34">addgroup</text:span><text:span text:style-name="T12"> </text:span><text:span text:style-name="T13">is not available and i</text:span><text:span text:style-name="T28">n scripts where automation is required, or for wider compatibility.</text:span></text:p>
        </text:list-item>
        <text:list-item>
          <text:p text:style-name="P33"><text:span text:style-name="T40">id -u {</text:span><text:span text:style-name="T39">username</text:span><text:span text:style-name="T40">}</text:span><text:span text:style-name="T11"> <text:s/>: </text:span><text:span text:style-name="T40"><text:s/></text:span><text:span text:style-name="T18">shows if </text:span><text:span text:style-name="T14">user </text:span><text:span text:style-name="T18">exists</text:span></text:p>
        </text:list-item>
        <text:list-item>
          <text:p text:style-name="P34"><text:span text:style-name="T34">userdel -r username</text:span><text:span text:style-name="T14"> <text:s/>: <text:s/>not only removes the user from the system but also deletes their home directory and any associated files or directories</text:span></text:p>
        </text:list-item>
        <text:list-item>
          <text:p text:style-name="P34"><text:span text:style-name="T34">deluser --remove-home {username} </text:span><text:span text:style-name="T14"><text:s/>: <text:s/>removes user and home directory</text:span></text:p>
        </text:list-item>
        <text:list-item>
          <text:p text:style-name="P30"><text:span text:style-name="T34">deluser --remove-all-files {username} <text:s/></text:span><text:span text:style-name="T14">: <text:s/>removes user + all the files, associated with the user, including the home directory and mail spool</text:span></text:p>
        </text:list-item>
        <text:list-item>
          <text:p text:style-name="P30"><text:span text:style-name="T36">getent</text:span><text:span text:style-name="T19"> <text:s/>: <text:s/>get the entries </text:span><text:span text:style-name="T25">from</text:span><text:span text:style-name="T19"> a number of important text files called databases, </text:span><text:span text:style-name="T25">including those that</text:span><text:span text:style-name="T19"> store user information, </text:span><text:span text:style-name="T25">e.g. </text:span><text:span text:style-name="T41">getent passwd</text:span><text:span text:style-name="T25"> will fetch the list of user accounts on a Linux system (stored in a database known as ‘passwd’)</text:span></text:p>
        </text:list-item>
        <text:list-item>
          <text:p text:style-name="P30"><text:span text:style-name="T35">getent passwd | grep </text:span><text:span text:style-name="T32">{</text:span><text:span text:style-name="T31">username</text:span><text:span text:style-name="T32">}</text:span><text:span text:style-name="T15"> <text:s/></text:span><text:span text:style-name="T25">OR simply </text:span><text:span text:style-name="T41">getent passwd {username}</text:span><text:span text:style-name="T25"> <text:s/></text:span><text:span text:style-name="T15">: <text:s/></text:span><text:span text:style-name="T14">s</text:span><text:span text:style-name="T19">hows the group and home directory for the user if it exists</text:span></text:p>
        </text:list-item>
        <text:list-item>
          <text:p text:style-name="P30"><text:span text:style-name="T35">getent group </text:span><text:span text:style-name="T32">{</text:span><text:span text:style-name="T36">group</text:span><text:span text:style-name="T32">} <text:s/></text:span><text:span text:style-name="T8">: </text:span><text:span text:style-name="T32"><text:s/></text:span><text:span text:style-name="T14">s</text:span><text:span text:style-name="T19">hows group and its members if it exists</text:span></text:p>
        </text:list-item>
        <text:list-item>
          <text:p text:style-name="P30"><text:span text:style-name="T108">usermod [options] [username] <text:s/></text:span>: <text:s/><text:span text:style-name="T72">user management, </text:span><text:span text:style-name="T77">i</text:span><text:span text:style-name="T72">s used to modify existing user account details, such as username, password, home directory location, default shell, and more. </text:span><text:span text:style-name="T78">It m</text:span><text:span text:style-name="T72">odifies configuration files containing user account information, </text:span><text:span text:style-name="T78">such as </text:span><text:span text:style-name="T72">/etc/passwd.</text:span></text:p>
          <text:p text:style-name="P30"><text:soft-page-break/><text:span text:style-name="T72">// </text:span><text:span text:style-name="T81">Example</text:span><text:span text:style-name="T82">s</text:span><text:span text:style-name="T78">: sudo usermod -e [YYYY-MM-DD] [username] sets user’s account expiry date; sudo usermod -s [shell] [username] change</text:span><text:span text:style-name="T79">s</text:span><text:span text:style-name="T78"> the default shell for a single user; sudo usermod -l [newname] [oldname] </text:span><text:span text:style-name="T79">c</text:span><text:span text:style-name="T78">hange</text:span><text:span text:style-name="T79">s</text:span><text:span text:style-name="T78"> a username.</text:span></text:p>
        </text:list-item>
        <text:list-item>
          <text:p text:style-name="P30"><text:span text:style-name="T36">usermod -aG sudo </text:span><text:span text:style-name="T42">{u</text:span><text:span text:style-name="T36">sername</text:span><text:span text:style-name="T42">}</text:span><text:span text:style-name="T19"> <text:s/>: <text:s/>add user in the </text:span><text:span text:style-name="T36">sudo</text:span><text:span text:style-name="T19"> group </text:span><text:span text:style-name="T29">(same for any group)</text:span></text:p>
          <text:p text:style-name="P30"><text:span text:style-name="T19">// The combination of the -a and -G options adds the user to the specified group </text:span><text:span text:style-name="T26">(suppl. group)</text:span><text:span text:style-name="T19"> and leaves them in the supplementary group they were already </text:span><text:span text:style-name="T26">in.</text:span></text:p>
          <text:p text:style-name="P30"><text:span text:style-name="T26">// </text:span><text:span text:style-name="T43">adduser &lt;user&gt; &lt;groupname&gt;</text:span><text:span text:style-name="T26"> w</text:span><text:span text:style-name="T30">ill</text:span><text:span text:style-name="T26"> </text:span><text:span text:style-name="T30">also</text:span><text:span text:style-name="T26"> include a user to a group</text:span></text:p>
        </text:list-item>
        <text:list-item>
          <text:p text:style-name="P64"><text:span text:style-name="T58">groups</text:span><text:span text:style-name="T55"> <text:s/>: <text:s/>see which groups the </text:span><text:span text:style-name="T56">current </text:span><text:span text:style-name="T55">user belongs to</text:span></text:p>
        </text:list-item>
        <text:list-item>
          <text:p text:style-name="P63"><text:span text:style-name="T57">sudo visudo</text:span><text:span text:style-name="T54"> <text:s/>: <text:s/>open sudoers file, <text:s/>“/etc/sudoers”</text:span></text:p>
          <text:p text:style-name="P39">// a file Linux administrators use to allocate system rights to system users. This file MUST be edited with the ‘visudo’ command as root. While adding a user to the sudo group may be a suitable option for many cases, there are scenarios where editing the sudoers file is preferred. The sudoers file allows you to specify specific commands, command aliases, or command patterns that a user can run with elevated privileges. <text:s/>The sudoers file lets you configure advanced options such as specifying a non-default sudo prompt, defining environment variables, setting timeouts, or granting access without requiring a password.</text:p>
        </text:list-item>
        <text:list-item>
          <text:p text:style-name="P45"><text:span text:style-name="T108">apt install openssh-server </text:span><text:s/>: <text:s/><text:span text:style-name="T89">install ssh server</text:span></text:p>
          <text:p text:style-name="P45">// allows users to remotely log in to a system securely. It provides a secure alternative to traditional remote access methods such as Telnet or FTP, which transmit data in plaintext, making them susceptible to interception. Once connected to an SSH server, users can interact with the remote system through a command-line interface (terminal access). They can execute commands, manage files, and perform administrative tasks as if they were physically present at the remote machine. SSH also supports secure file transfer between the client and the server.</text:p>
        </text:list-item>
        <text:list-item>
          <text:p text:style-name="P46"><text:span text:style-name="T108">apt install ufw <text:s/></text:span>: <text:s/><text:span text:style-name="T89">install </text:span><text:span text:style-name="T106">ufw </text:span><text:span text:style-name="T227">(Uncomplicated Firewall)</text:span></text:p>
          <text:p text:style-name="P46">// A firewall is a security measure implemented in computer systems and networks to control and monitor incoming and outgoing network traffic. The primary purpose of a firewall is to analyze network packets and determine whether to allow or block them based on a set of predefined rules. These rules can be configured to specify which types of traffic are permitted or denied based on various criteria, such as the source and destination IP addresses, port numbers, protocols, and packet contents.</text:p>
        </text:list-item>
        <text:list-item>
          <text:p text:style-name="P57">service ssh/<text:span text:style-name="T119">ufw</text:span> status <text:span text:style-name="T125">OR </text:span><text:span text:style-name="T224">systemctl status ssh/ufw</text:span><text:span text:style-name="T124"> <text:s/>: <text:s/>making sure </text:span><text:span text:style-name="T125">ssh or ufw</text:span><text:span text:style-name="T124"> is there </text:span><text:span text:style-name="T126">and active </text:span><text:span text:style-name="T125">(shows active in green)</text:span></text:p>
          <text:p text:style-name="P58"><text:span text:style-name="T125">// </text:span><text:span text:style-name="T214">service</text:span><text:span text:style-name="T125"> command is compatible with the traditional SysV init system and can manage services using the traditional init scripts (/etc/init.d). It abstracts the </text:span><text:soft-page-break/><text:span text:style-name="T125">underlying init system and provides a uniform way to interact with services, </text:span><text:span text:style-name="T214">regardless of the init system being used</text:span><text:span text:style-name="T125">. </text:span><text:span text:style-name="T132">S</text:span><text:span text:style-name="T125">yntax: </text:span><text:span text:style-name="T224">service &lt;service_name&gt; &lt;action&gt;</text:span><text:span text:style-name="T125">.</text:span></text:p>
          <text:p text:style-name="P59"><text:span text:style-name="T125">// </text:span><text:span text:style-name="T214">systemctl</text:span><text:span text:style-name="T125"> is the central management tool for controlling the</text:span><text:span text:style-name="T131"> modern</text:span><text:span text:style-name="T125"> init system </text:span><text:span text:style-name="T131">called </text:span><text:span text:style-name="T213">systemd</text:span><text:span text:style-name="T229"> (/etc/systemd/system), which is </text:span><text:span text:style-name="T230">today </text:span><text:span text:style-name="T229">the default init system on Debian. Init system is the first process that runs when the operating system is booted. Its primary responsibility is to initialize the system and start other processes and services. </text:span><text:span text:style-name="T231">S</text:span><text:span text:style-name="T229">yntax: </text:span><text:span text:style-name="T233">systemctl &lt;action&gt; &lt;service_name&gt;</text:span><text:span text:style-name="T229">.</text:span></text:p>
        </text:list-item>
        <text:list-item>
          <text:p text:style-name="P40"><text:span text:style-name="T99">(as root) </text:span><text:span text:style-name="T109">vim </text:span><text:span text:style-name="T108">/etc/ssh/sshd_config </text:span><text:span text:style-name="T102">to c</text:span><text:span text:style-name="T99">hange </text:span><text:span text:style-name="T103">the </text:span><text:span text:style-name="T99">default </text:span><text:span text:style-name="T103">#P</text:span><text:span text:style-name="T99">ort 22 to Port 4242 </text:span><text:span text:style-name="T102">and</text:span><text:span text:style-name="T99"> </text:span>#PermitRootLogin prohibit-password -&gt; PermitRootLogin <text:span text:style-name="T224">set </text:span><text:span text:style-name="T211">no</text:span></text:p>
          <text:p text:style-name="P40">// By default, SSH uses port 22 for incoming connections. However, changing the default port is a common security practice to make it harder for unauthorized users or automated bots to find and target SSH services. <text:span text:style-name="T235">Note that port numbers (0-1023) are reserved for specific services and protocols that are standardized and widely recognized. </text:span><text:span text:style-name="T220">Important</text:span><text:span text:style-name="T235">: y</text:span>ou should also update any firewall rules or network security configurations to allow incoming connections on the new port!</text:p>
          <text:p text:style-name="P40">// After changing the SSH port, you will need to use the new port number when connecting to the SSH server. For instance, if you changed the port to 2222, you would use the following command to connect: <text:span text:style-name="T108">ssh username@hostname -p 2222</text:span><text:span text:style-name="T98">.</text:span><text:span text:style-name="T108"> </text:span><text:span text:style-name="T104">T</text:span><text:span text:style-name="T98">ype </text:span><text:span text:style-name="T108">exit </text:span><text:span text:style-name="T98">to quit your SSH </text:span><text:span text:style-name="T104">c</text:span><text:span text:style-name="T98">onnection.</text:span></text:p>
          <text:p text:style-name="P51">// Note: sshd_config is the configuration file for the SSH server (sshd), which handles incoming SSH connections. Contains server-side settings and options that dictate the behavior of the SSH server. This includes settings related to authentication methods, access control, protocol versions, logging, and more.</text:p>
        </text:list-item>
        <text:list-item>
          <text:p text:style-name="P41"><text:span text:style-name="T100">(as root) </text:span><text:span text:style-name="T109">vim</text:span><text:span text:style-name="T100"> </text:span><text:span text:style-name="T108">/etc/ssh/ssh_config</text:span><text:span text:style-name="T98"> </text:span><text:span text:style-name="T102">to c</text:span><text:span text:style-name="T100">hange </text:span>#Port 22 -&gt; Port 4242</text:p>
          <text:p text:style-name="P42">// <text:span text:style-name="T241">This command is</text:span><text:span text:style-name="T234"> not needed </text:span><text:span text:style-name="T278">I think.</text:span><text:span text:style-name="T234"> </text:span></text:p>
          <text:p text:style-name="P42">// Purpose: ssh_config is the configuration file for the SSH client, which is used to connect to remote SSH servers. <text:span text:style-name="T234">C</text:span>ontains client-side settings and options that govern the behavior of the SSH client, <text:span text:style-name="T234">i.e.</text:span> preferred encryption algorithms, user-specific settings, connection settings, and authentication methods.</text:p>
        </text:list-item>
        <text:list-item>
          <text:p text:style-name="P53"><text:span text:style-name="T91">service ssh restart</text:span><text:span text:style-name="T134"> </text:span><text:span text:style-name="T135">OR</text:span><text:span text:style-name="T95"> systemctl restart ssh </text:span><text:span text:style-name="T91"><text:s/></text:span><text:span text:style-name="T127">: <text:s/>reboot the server </text:span><text:span text:style-name="T133">(for the changes in the config files to take effect)</text:span></text:p>
        </text:list-item>
        <text:list-item>
          <text:p text:style-name="P60">ufw enable <text:s/>: <text:s/><text:span text:style-name="T160">enable</text:span><text:span text:style-name="T128"> ufw</text:span></text:p>
        </text:list-item>
        <text:list-item>
          <text:p text:style-name="P54"><text:span text:style-name="T91">ufw allow 4242</text:span><text:span text:style-name="T128"> <text:s/>: <text:s/></text:span><text:span text:style-name="T161">create new rule (</text:span><text:span text:style-name="T128">allow</text:span><text:span text:style-name="T161">s</text:span><text:span text:style-name="T128"> ufw </text:span><text:span text:style-name="T161">to</text:span><text:span text:style-name="T128"> accept connections through 4242</text:span><text:span text:style-name="T161">)</text:span></text:p>
        </text:list-item>
        <text:list-item>
          <text:p text:style-name="P54"><text:span text:style-name="T91">ufw status</text:span><text:span text:style-name="T236"> </text:span><text:span text:style-name="T172">OR</text:span><text:span text:style-name="T237"> </text:span><text:span text:style-name="T90">ufw status numbered</text:span><text:span text:style-name="T128"> <text:s/>: check ufw activity</text:span></text:p>
        </text:list-item>
        <text:list-item>
          <text:p text:style-name="P54"><text:span text:style-name="T92">sudo ufw delete </text:span><text:span text:style-name="T93">[</text:span><text:span text:style-name="T92">number</text:span><text:span text:style-name="T93">]</text:span><text:span text:style-name="T164"> <text:s/>: </text:span><text:span text:style-name="T166"><text:s/>delete an allowed port</text:span></text:p>
        </text:list-item>
        <text:list-item>
          <text:p text:style-name="P54"><text:span text:style-name="T191">sudo apt-get install libpam-pwquality</text:span><text:span text:style-name="T192"> <text:s/>: <text:s/>install Password Quality Checking Library</text:span></text:p>
        </text:list-item>
        <text:list-item>
          <text:p text:style-name="P60"><text:soft-page-break/>sudo visudo -f /etc/sudoers.d/NAME <text:s/><text:span text:style-name="T121">:</text:span> <text:s/><text:span text:style-name="T128">create </text:span><text:span text:style-name="T143">or edit</text:span><text:span text:style-name="T128"> </text:span><text:span text:style-name="T143">a file</text:span><text:span text:style-name="T128"> stor</text:span><text:span text:style-name="T143">ing</text:span><text:span text:style-name="T128"> our </text:span><text:span text:style-name="T168">sudo policies</text:span></text:p>
          <text:p text:style-name="P47">The main policy configuration file for sudo is <text:span text:style-name="T108">/etc/sudoers</text:span>. Additionally, sudo reads in files from the /etc/sudoers.d/ directory. <text:span text:style-name="T222">Note:</text:span><text:span text:style-name="T262"> the main sudoers file is supplied by the system packages, any changes made directly in the file may break updates. Therefore, it is recommended to put your custom configuration in a file in the /etc/sudoers.d/ directory. </text:span></text:p>
          <text:p text:style-name="P47">// <text:span text:style-name="T108">visudo</text:span> command provides syntax checking and ensures proper editing of the sudoers file</text:p>
        </text:list-item>
        <text:list-item>
          <text:p text:style-name="P48"><text:span text:style-name="T111">mkdir /var/log/sudo <text:s/></text:span><text:span text:style-name="T115">&amp;&amp;</text:span><text:span text:style-name="T243"> </text:span><text:span text:style-name="T111">touch /var/log/sudo/sudo.log </text:span><text:span text:style-name="T243">: <text:s/></text:span><text:span text:style-name="T225">create the directory </text:span><text:span text:style-name="T263">and file</text:span><text:span text:style-name="T225"> to keep our sudo log data</text:span></text:p>
        </text:list-item>
        <text:list-item>
          <text:p text:style-name="P49"><text:span text:style-name="T261">t</text:span>he <text:span text:style-name="T108">log_input</text:span> and <text:span text:style-name="T108">log_output</text:span> parameters log all user input and all output sent to the screen. The default I/O log directory is /var/log/sudo-io <text:span text:style-name="T261">but y</text:span>ou can specify a custom directory through the iolog_dir parameter. </text:p>
          <text:p text:style-name="P49"><text:span text:style-name="T261">// To see the logged output I had to decompress ttyout file, which did not work with gunzip, however worked with </text:span><text:span text:style-name="T114">cat ttyout | gunzip &gt; ttyout.txt</text:span></text:p>
        </text:list-item>
        <text:list-item>
          <text:p text:style-name="P50"><text:span text:style-name="T108">chage [options] [username]</text:span> <text:s/>: <text:s text:c="2"/>to view <text:span text:style-name="T242">(with option </text:span><text:span text:style-name="T110">-l</text:span><text:span text:style-name="T242">)</text:span> and modify the aging information of user accounts, such as password expiration and account locking.</text:p>
          <text:p text:style-name="P50">// "chage" stands for "change age"</text:p>
        </text:list-item>
        <text:list-item>
          <text:p text:style-name="P61"><text:span text:style-name="T224">vim</text:span> /etc/login.defs <text:s/>: <text:s/><text:span text:style-name="T138">edit this file to modify system-wide default aging rules for all user accounts on the system. </text:span><text:span text:style-name="T139">D</text:span><text:span text:style-name="T138">oes not offer the same level of granular control as the chage command.</text:span></text:p>
          <text:p text:style-name="P41"><text:span text:style-name="T105">// Find</text:span><text:span text:style-name="T113"> </text:span><text:span text:style-name="T108">PASS_MAX_DAYS 99999</text:span> <text:span text:style-name="T245">and </text:span><text:span text:style-name="T224">change </text:span><text:span text:style-name="T245">the number</text:span><text:span text:style-name="T224"> to</text:span> 30, <text:span text:style-name="T245">find</text:span> <text:span text:style-name="T112">PASS_MIN_DAYS 0</text:span><text:span text:style-name="T196"> </text:span><text:span text:style-name="T245">and </text:span><text:span text:style-name="T224">change to</text:span><text:span text:style-name="T196"> 2.</text:span></text:p>
        </text:list-item>
        <text:list-item>
          <text:p text:style-name="P43"><text:span text:style-name="T110">chage [username]</text:span><text:span text:style-name="T242"> <text:s/>: <text:s/>customize the aging attributes for specific user accounts independently, overriding the system-wide defaults</text:span></text:p>
          <text:p text:style-name="P43"><text:span text:style-name="T242">// </text:span><text:span text:style-name="T244">use without options </text:span><text:span text:style-name="T242">to edit multiple fields, or with </text:span><text:span text:style-name="T110">-M or -m </text:span><text:span text:style-name="T242">to specify the ma</text:span><text:span text:style-name="T244">x</text:span><text:span text:style-name="T242"> or min number of days between password change, e. g. <text:s/></text:span><text:span text:style-name="T110">sudo chage -M 5 root</text:span></text:p>
        </text:list-item>
        <text:list-item>
          <text:p text:style-name="P44"><text:span text:style-name="T108">sudo apt install libpam-pwquality</text:span><text:span text:style-name="T98"> <text:s/>: <text:s/></text:span>install passw<text:span text:style-name="T224">or</text:span>d quality manager <text:span text:style-name="T247">pwquality, </text:span><text:span text:style-name="T256">a library used to assess the quality and strength of user passwords based on configurable policies</text:span></text:p>
        </text:list-item>
        <text:list-item>
          <text:p text:style-name="P61"><text:span text:style-name="T224">vim</text:span> /etc/pam.d/common-password<text:span text:style-name="T121"> <text:s/>: <text:s/></text:span><text:span text:style-name="T142">this files allows to </text:span><text:span text:style-name="T141">edit</text:span><text:span text:style-name="T137"> password </text:span><text:span text:style-name="T140">quality rules for the entire Pluggable Authentication Modules (PAM) system,</text:span><text:span text:style-name="T246"> powerful tool for managing authentication and access control in Linux and Unix-like systems.</text:span></text:p>
          <text:p text:style-name="P65"><text:span text:style-name="T59">// </text:span><text:span text:style-name="T60">Add </text:span><text:span text:style-name="T70">retry=3 </text:span><text:span text:style-name="Source_20_Text"><text:span text:style-name="T68">minlen=10 </text:span></text:span><text:span text:style-name="Source_20_Text"><text:span text:style-name="T66">ucredit=-1 dcredit=-1 lcredit=-1 maxrepeat=3 reject_username difok=7 enforce_for_root</text:span></text:span><text:span text:style-name="Source_20_Text"><text:span text:style-name="T61"> </text:span></text:span><text:span text:style-name="Source_20_Text"><text:span text:style-name="T64">after “pam_pwquality.so” to edit rules specifically for </text:span></text:span><text:span text:style-name="Source_20_Text"><text:span text:style-name="T71">pwquality</text:span></text:span><text:span text:style-name="Source_20_Text"><text:span text:style-name="T64">.</text:span></text:span></text:p>
          <text:p text:style-name="P55"><text:soft-page-break/><text:span text:style-name="T163">// </text:span><text:span text:style-name="T219">a</text:span><text:span text:style-name="T218">lternative way</text:span><text:span text:style-name="T162">: edit the </text:span><text:span text:style-name="T239">/etc/security/pwquality.conf</text:span><text:span text:style-name="T165">, </text:span><text:span text:style-name="T167">this will affect the password quality checks performed by applications that utilize the </text:span><text:span text:style-name="T248">pwquality</text:span><text:span text:style-name="T167"> library, e.g. </text:span><text:span text:style-name="T240">passwd</text:span><text:span text:style-name="T167"> command.</text:span></text:p>
        </text:list-item>
        <text:list-item>
          <text:p text:style-name="P56"><text:span text:style-name="T97">hostname -I</text:span><text:span text:style-name="T94"> </text:span><text:span text:style-name="T129"><text:s/>: </text:span><text:span text:style-name="T94"><text:s/></text:span><text:span text:style-name="T171">f</text:span><text:span text:style-name="T120">etch ip address</text:span><text:span text:style-name="T176">es</text:span><text:span text:style-name="T120"> of the machine </text:span><text:span text:style-name="T176">(more details with </text:span><text:span text:style-name="T97">ip a</text:span><text:span text:style-name="T176"> command)</text:span></text:p>
        </text:list-item>
        <text:list-item>
          <text:p text:style-name="P11"><text:span text:style-name="Source_20_Text"><text:span text:style-name="T207">systemctl enable cron </text:span></text:span><text:span text:style-name="Source_20_Text"><text:span text:style-name="T198"><text:s/>: </text:span></text:span><text:span text:style-name="Source_20_Text"><text:span text:style-name="T207"><text:s/></text:span></text:span><text:span text:style-name="T204">enable cron</text:span></text:p>
          <text:p text:style-name="P11"><text:span text:style-name="T204">// </text:span><text:span text:style-name="T206">enable command configures a service to start automatically at system boot. The opposite command is disable.</text:span></text:p>
        </text:list-item>
        <text:list-item>
          <text:p text:style-name="P11"><text:span text:style-name="Source_20_Text"><text:span text:style-name="T207">systemctl </text:span></text:span><text:span text:style-name="Source_20_Text"><text:span text:style-name="T209">start</text:span></text:span><text:span text:style-name="Source_20_Text"><text:span text:style-name="T207"> cron</text:span></text:span><text:span text:style-name="Source_20_Text"><text:span text:style-name="T198"> <text:s/>: <text:s/></text:span></text:span><text:span text:style-name="T205">start</text:span><text:span text:style-name="T204"> cron</text:span></text:p>
        </text:list-item>
        <text:list-item>
          <text:p text:style-name="P11"><text:span text:style-name="Source_20_Text"><text:span text:style-name="T207">crontab -l </text:span></text:span><text:span text:style-name="Source_20_Text"><text:span text:style-name="T202"><text:s/>: <text:s/></text:span></text:span><text:span text:style-name="Source_20_Text"><text:span text:style-name="T203">l</text:span></text:span><text:span text:style-name="Source_20_Text"><text:span text:style-name="T199">ist the contents of the crontab file </text:span></text:span><text:span text:style-name="Source_20_Text"><text:span text:style-name="T200">for the current user</text:span></text:span></text:p>
        </text:list-item>
        <text:list-item>
          <text:p text:style-name="P12"><text:span text:style-name="Source_20_Text"><text:span text:style-name="T207">crontab -</text:span></text:span><text:span text:style-name="Source_20_Text"><text:span text:style-name="T208">e <text:s/></text:span></text:span><text:span text:style-name="Source_20_Text"><text:span text:style-name="T199">:</text:span></text:span><text:span text:style-name="Source_20_Text"><text:span text:style-name="T208"> <text:s/></text:span></text:span><text:span text:style-name="Source_20_Text"><text:span text:style-name="T210">e</text:span></text:span><text:span text:style-name="Source_20_Text"><text:span text:style-name="T199">dit the crontab file </text:span></text:span><text:span text:style-name="Source_20_Text"><text:span text:style-name="T200">for the current user</text:span></text:span></text:p>
          <text:p text:style-name="P12"><text:span text:style-name="Source_20_Text"><text:span text:style-name="T200">// </text:span></text:span><text:span text:style-name="Source_20_Text"><text:span text:style-name="T201">with</text:span></text:span><text:span text:style-name="Source_20_Text"><text:span text:style-name="T200"> </text:span></text:span><text:span text:style-name="Source_20_Text"><text:span text:style-name="T210">-u USERNAME</text:span></text:span><text:span text:style-name="Source_20_Text"><text:span text:style-name="T200"> the crontab file of the user will be opened for editing. </text:span></text:span><text:span text:style-name="Source_20_Text"><text:span text:style-name="T201">C</text:span></text:span><text:span text:style-name="Source_20_Text"><text:span text:style-name="T200">an only be </text:span></text:span><text:span text:style-name="Source_20_Text"><text:span text:style-name="T201">used</text:span></text:span><text:span text:style-name="Source_20_Text"><text:span text:style-name="T200"> by a</text:span></text:span><text:span text:style-name="Source_20_Text"><text:span text:style-name="T201">n</text:span></text:span><text:span text:style-name="Source_20_Text"><text:span text:style-name="T200"> administrative user (or </text:span></text:span><text:span text:style-name="Source_20_Text"><text:span text:style-name="T201">might need</text:span></text:span><text:span text:style-name="Source_20_Text"><text:span text:style-name="T200"> </text:span></text:span><text:span text:style-name="Source_20_Text"><text:span text:style-name="T210">sudo</text:span></text:span><text:span text:style-name="Source_20_Text"><text:span text:style-name="T200">).</text:span></text:span></text:p>
        </text:list-item>
        <text:list-item>
          <text:p text:style-name="P20"><text:span text:style-name="Source_20_Text"><text:span text:style-name="T67">systemctl stop cron.service <text:s/>: <text:s/></text:span></text:span><text:span text:style-name="Source_20_Text"><text:span text:style-name="T62">s</text:span></text:span><text:span text:style-name="T63">top cron without deleting script</text:span></text:p>
          <text:p text:style-name="P20"><text:span text:style-name="T63">// </text:span><text:span text:style-name="T65">replace </text:span><text:span text:style-name="T69">stop</text:span><text:span text:style-name="T65"> with</text:span><text:span text:style-name="T63"> </text:span><text:span text:style-name="T69">start</text:span><text:span text:style-name="T65"> to activate it again :)</text:span></text:p>
        </text:list-item>
        <text:list-item>
          <text:p text:style-name="P62">hostnamectl set-hostname <text:span text:style-name="T197">{new name}</text:span><text:span text:style-name="T130"> <text:s/>: <text:s/></text:span><text:span text:style-name="T86">change hostname</text:span></text:p>
          <text:p text:style-name="P62"><text:span text:style-name="T86">//</text:span><text:span text:style-name="T87"> Alternatively, edit vim /etc/hostname AND vim /etc/hosts to modify the hostname</text:span></text:p>
        </text:list-item>
        <text:list-item>
          <text:p text:style-name="P10"><text:span text:style-name="T117">sudo apt-get purge </text:span><text:span text:style-name="T118">{service}</text:span><text:span text:style-name="T260"> <text:s/>: <text:s/></text:span><text:span text:style-name="T88">uninstalls the service</text:span></text:p>
        </text:list-item>
        <text:list-item>
          <text:p text:style-name="P9">lvs<text:span text:style-name="T121"> <text:s/>: <text:s/></text:span><text:span text:style-name="T84">scan all the logical volumes installed on the machine</text:span></text:p>
        </text:list-item>
        <text:list-item>
          <text:p text:style-name="P13">systemctl list-unit-files --type=service | grep enabled<text:span text:style-name="T120"> <text:s/>: <text:s/></text:span><text:span text:style-name="T169">list</text:span><text:span text:style-name="T170"> apps </text:span><text:span text:style-name="T169">that</text:span><text:span text:style-name="T170"> run on boot</text:span></text:p>
        </text:list-item>
        <text:list-item>
          <text:p text:style-name="P14">uname [OPTIONS] … <text:s/><text:span text:style-name="T121">: <text:s/>prints basic information about the operating system </text:span><text:span text:style-name="T144">and</text:span><text:span text:style-name="T121"> system hardware</text:span></text:p>
          <text:p text:style-name="P14"><text:span text:style-name="T121">// </text:span>-a<text:span text:style-name="T121">, (--all) option is the same as the -snrvmo options: </text:span><text:span text:style-name="T145">p</text:span><text:span text:style-name="T121">rints the kernel name, system’s node name (hostname), kernel release, kernel version, machine’s hardware name, </text:span><text:span text:style-name="T145">and the name of the operating system.</text:span></text:p>
        </text:list-item>
        <text:list-item>
          <text:p text:style-name="P15"><text:span text:style-name="T226">grep -c "</text:span><text:span text:style-name="T265">regex</text:span><text:span text:style-name="T266">p</text:span><text:span text:style-name="T226">" </text:span><text:span text:style-name="T265">[</text:span><text:span text:style-name="T226">file</text:span><text:span text:style-name="T265">]</text:span><text:span text:style-name="T146"> <text:s/>: <text:s/></text:span><text:span text:style-name="T215">count</text:span><text:span text:style-name="T146"> lines in a file which match the regular expression</text:span></text:p>
        </text:list-item>
        <text:list-item>
          <text:p text:style-name="P16"><text:span text:style-name="T226">f</text:span>ree [OPTIONS]<text:span text:style-name="T121"> <text:s/>: <text:s text:c="2"/>get a summary of RAM usage, including total, used, free, and available memory and swap space.</text:span></text:p>
          <text:p text:style-name="P16"><text:span text:style-name="T121">// By </text:span><text:span text:style-name="T212">default</text:span><text:span text:style-name="T121"> in kibibytes (1KiB = 1024bytes), with </text:span>-m<text:span text:style-name="T121"> in mebibytes (2</text:span><text:span text:style-name="T267">20</text:span><text:span text:style-name="T121"> or 1,048,576 bytes), </text:span><text:span text:style-name="T147">with </text:span><text:span text:style-name="T268">--mega</text:span><text:span text:style-name="T147"> in megabytes (1,000,000 bytes).</text:span></text:p>
          <text:p text:style-name="P16"><text:span text:style-name="T147">// </text:span><text:span text:style-name="T249">total</text:span><text:span text:style-name="T147"> - <text:s/>total amount of memory that can be used by the applications, </text:span><text:span text:style-name="T249">used</text:span><text:span text:style-name="T147"> - </text:span><text:span text:style-name="T148">u</text:span><text:span text:style-name="T147">sed memory </text:span><text:span text:style-name="T148">(</text:span><text:span text:style-name="T147">used = total - free - buff/cache</text:span><text:span text:style-name="T148">), </text:span><text:span text:style-name="T255">buff/cache</text:span><text:span text:style-name="T147"> - memory used by the kernel buffers and page cache and slabs </text:span><text:span text:style-name="T148">which c</text:span><text:span text:style-name="T147">an be reclaimed at any time if needed by the applications , </text:span><text:span text:style-name="T249">available</text:span><text:span text:style-name="T147"> – </text:span><text:span text:style-name="T149">an </text:span><text:span text:style-name="T147">estimate of the amount of memory that is available for starting new applications, without swapping.</text:span></text:p>
        </text:list-item>
        <text:list-item>
          <text:p text:style-name="P16"><text:span text:style-name="T268">awk '{print $2}' </text:span><text:span text:style-name="T147"><text:s/>: <text:s/></text:span><text:span text:style-name="T148">print second filed, with default separator (space)</text:span></text:p>
        </text:list-item>
        <text:list-item>
          <text:p text:style-name="P16"><text:soft-page-break/><text:span text:style-name="T269">df [OPTION]... [FILE]… </text:span><text:span text:style-name="T148"><text:s/>: <text:s/>“</text:span><text:span text:style-name="T216">D</text:span><text:span text:style-name="T153">isk </text:span><text:span text:style-name="T216">F</text:span><text:span text:style-name="T153">ree”, </text:span><text:span text:style-name="T148">checks disk usage on a mounted file system. </text:span><text:span text:style-name="T152">Without a</text:span><text:span text:style-name="T148"> </text:span><text:span text:style-name="T152">FILE</text:span><text:span text:style-name="T148"> name, the output shows the space available on all currently mounted file systems </text:span><text:span text:style-name="T151">(</text:span><text:span text:style-name="T252">m</text:span><text:span text:style-name="T250">ultiple </text:span><text:span text:style-name="T252">mounted</text:span><text:span text:style-name="T250"> </text:span><text:span text:style-name="T252">s</text:span><text:span text:style-name="T250">torage </text:span><text:span text:style-name="T252">d</text:span><text:span text:style-name="T250">evices</text:span><text:span text:style-name="T148">, </text:span><text:span text:style-name="T151">including </text:span><text:span text:style-name="T148">network-attached storage</text:span><text:span text:style-name="T177">; </text:span><text:span text:style-name="T252">multiple mounted partitions of a storage device</text:span><text:span text:style-name="T151">)</text:span><text:span text:style-name="T148">. Disk space is shown in 1K blocks by default.</text:span></text:p>
          <text:p text:style-name="P16"><text:span text:style-name="T148">// </text:span><text:span text:style-name="T250">Mounting</text:span><text:span text:style-name="T148"> is the process of integrating a file system into the existing file system hierarchy. It involves connecting the file system to a specific directory (the mount point) in the directory tree. The mount point acts as an entry point to access the contents of the mounted file system. </text:span><text:span text:style-name="T150">Each mounted file system has its own space and can have different properties, permissions, or file system types.</text:span></text:p>
          <text:p text:style-name="P16"><text:span text:style-name="T150">// </text:span><text:span text:style-name="T251">Unmounting</text:span><text:span text:style-name="T150"> is the process of detaching a mounted file system from its mount point, making the contents of the file system no longer accessible from that location. It is important to properly unmount file systems before removing or disconnecting storage devices to ensure data integrity and prevent data loss.</text:span></text:p>
          <text:p text:style-name="P17"><text:span text:style-name="T150">//</text:span><text:span text:style-name="T270"> -B</text:span><text:span text:style-name="T150">, --block-size=SIZE <text:s/>scale sizes by SIZE before printing them; e.g. </text:span><text:span text:style-name="T270">-BM</text:span><text:span text:style-name="T150"> prints sizes in units of </text:span><text:span text:style-name="T121">2</text:span><text:span text:style-name="T267">20</text:span><text:span text:style-name="T150"> bytes. The SIZE argument is an integer and optional unit. Units are K,M,G,T,P,E,Z,Y (powers of 1024) or KB,MB,... (powers of 1000).</text:span></text:p>
        </text:list-item>
        <text:list-item>
          <text:p text:style-name="P17"><text:span text:style-name="T270">printf "%'d" 6842.</text:span><text:span text:style-name="T271">5</text:span><text:span text:style-name="T150"> <text:s/>: <text:s/></text:span><text:span text:style-name="T154">print formatted string (output here: 6,842)</text:span></text:p>
          <text:p text:style-name="P18"><text:span text:style-name="T154">// </text:span><text:span text:style-name="T155">Note: </text:span><text:span text:style-name="T154">printf doesn't read arguments to format from standard input, but from the command line directly. </text:span><text:span text:style-name="T155">However, you can convert output of a command to command-line arguments using </text:span><text:span text:style-name="T253">command substitution: </text:span></text:p>
          <text:p text:style-name="P18"><text:span text:style-name="T155">printf "%'d" </text:span><text:span text:style-name="T272">$(</text:span><text:span text:style-name="T155">echo -n 6842</text:span><text:span text:style-name="T272">) <text:s text:c="4"/></text:span><text:span text:style-name="T155">*-n <text:s/>means do not output the trailing newline</text:span></text:p>
          <text:p text:style-name="P18"><text:span text:style-name="T155">// If you want to invoke printf </text:span><text:span text:style-name="T217">inside a pipeline</text:span><text:span text:style-name="T155">, you can use </text:span><text:span text:style-name="T272">xargs</text:span><text:span text:style-name="T155"> to read input and execute printf with the appropriate arguments:</text:span></text:p>
          <text:p text:style-name="P18"><text:span text:style-name="T155">echo -n "42.2" | </text:span><text:span text:style-name="T272">xargs printf "%.2f"</text:span><text:span text:style-name="T155"> gives 42.20</text:span></text:p>
        </text:list-item>
        <text:list-item>
          <text:p text:style-name="P19"><text:span text:style-name="T272">top</text:span><text:span text:style-name="T155"> <text:s/>: <text:s/>provides real-time information about system resource usage, running processes, and other system statistics. It displays an interactive table that updates periodically by default. </text:span></text:p>
          <text:p text:style-name="P19"><text:span text:style-name="T155">// Press </text:span><text:span text:style-name="T272">Shift+M</text:span><text:span text:style-name="T155"> to s</text:span><text:span text:style-name="T217">ort the top command output by memory</text:span><text:span text:style-name="T232">.</text:span></text:p>
          <text:p text:style-name="P19"><text:span text:style-name="T155">// </text:span><text:span text:style-name="T272">-bn1</text:span><text:span text:style-name="T155">: get a one-time snapshot of the system's current state, including the CPU usage, memory usage, running processes, load averages, and other relevant statistics. -</text:span><text:span text:style-name="T272">b</text:span><text:span text:style-name="T155"> stands for "batch" mode </text:span><text:span text:style-name="T156">and</text:span><text:span text:style-name="T155"> instructs "top" to run in non-interactive mode, which means it will produce output suitable for parsing or saving to a file instead of updating the screen interactively. </text:span><text:span text:style-name="T272">-</text:span><text:span text:style-name="T273">n1</text:span><text:span text:style-name="T156"> specifies the number of iterations or updates to be performed by "top". After collecting the required information, "top" will exit.</text:span></text:p>
        </text:list-item>
        <text:list-item>
          <text:p text:style-name="P19"><text:soft-page-break/><text:span text:style-name="T274">m</text:span><text:span text:style-name="T272">pstat 1 5 <text:s/></text:span><text:span text:style-name="T155">: <text:s/>provides CPU statistics, including CPU utilization percentages, for each processor. By running it with the "1" interval and "5" iterations, it collects CPU utilization data every second for a total of 5 updates. </text:span><text:span text:style-name="T157">(Belongs to Sysstat Package)</text:span></text:p>
        </text:list-item>
        <text:list-item>
          <text:p text:style-name="P19"><text:span text:style-name="T275">ss -t</text:span><text:span text:style-name="T158"> <text:s/>:</text:span><text:span text:style-name="T157"> <text:s/>view TCP connections</text:span><text:span text:style-name="T159"> details</text:span></text:p>
        </text:list-item>
        <text:list-item>
          <text:p text:style-name="P19"><text:span text:style-name="T276">users</text:span><text:span text:style-name="T157"> <text:s/>: <text:s/>display a list of users currently logged into the system</text:span></text:p>
        </text:list-item>
        <text:list-item>
          <text:p text:style-name="P66"><text:span text:style-name="Source_20_Text"><text:span text:style-name="T185">lsblk</text:span></text:span><text:span text:style-name="Source_20_Text"><text:span text:style-name="T179"> <text:s/>: <text:s/></text:span></text:span><text:span text:style-name="Source_20_Text"><text:span text:style-name="T181">list blocks; </text:span></text:span><text:span text:style-name="Source_20_Text"><text:span text:style-name="T180">type that </text:span></text:span><text:span text:style-name="T178">to see the partition</text:span><text:span text:style-name="T182">s</text:span></text:p>
        </text:list-item>
        <text:list-item>
          <text:p text:style-name="P66"><text:span text:style-name="T186">journalctl _COMM=sudo</text:span><text:span text:style-name="T182"> <text:s/>: <text:s/>query and display the contents of the </text:span><text:span text:style-name="T188">systemd journal</text:span><text:span text:style-name="T182">, which contains log messages from various system services and applications. A filter is applied to retrieve log entries related to the </text:span><text:span text:style-name="T186">sudo</text:span><text:span text:style-name="T182"> command.</text:span></text:p>
          <text:p text:style-name="P66"><text:span text:style-name="T182">// The command </text:span><text:span text:style-name="T186">journalctl _COMM=sudo | grep -c COMMAND</text:span><text:span text:style-name="T182"> filters out any log entries that don't contain the word "COMMAND". This helps to exclude irrelevant lines from the final count.</text:span></text:p>
        </text:list-item>
        <text:list-item>
          <text:p text:style-name="P68"><text:span text:style-name="T182">systemctl start docker <text:s/>: <text:s/></text:span><text:span text:style-name="T190">start docker</text:span></text:p>
        </text:list-item>
        <text:list-item>
          <text:p text:style-name="P66"><text:span text:style-name="T186">docker run -it ubuntu</text:span><text:span text:style-name="T182"> <text:s/>: <text:s/></text:span><text:span text:style-name="T183">run </text:span><text:span text:style-name="T182">Ubuntu container, in an interactive mode </text:span><text:span text:style-name="T183">(CLI)</text:span></text:p>
          <text:p text:style-name="P69">1) Docker Image Pull: If you don't already have the "ubuntu" image on your local system, Docker will pull it from the Docker Hub repository. The image contains the base Ubuntu operating system with its minimal set of packages.</text:p>
          <text:p text:style-name="P66"><text:span text:style-name="T183">2) Container Creation: Docker creates a new container based on the pulled "ubuntu" image. </text:span><text:span text:style-name="T189">The container is an isolated and lightweight runtime environment that runs on top of the host operating system.</text:span></text:p>
          <text:p text:style-name="P66"><text:span text:style-name="T183">3) Container Startup: The container starts. The </text:span><text:span text:style-name="T187">-it</text:span><text:span text:style-name="T183"> flags allow you to interact with the container's command-line interface (CLI) in an interactive mode, providing a terminal inside the container. You can execute any commands or run applications available within the container. Try </text:span><text:span text:style-name="T187">cat /etc/os-release</text:span><text:span text:style-name="T183"> to confirm Ubuntu :)</text:span></text:p>
          <text:p text:style-name="P67"><text:span text:style-name="T178">4) Exit: just type </text:span><text:span text:style-name="T184">exit</text:span><text:span text:style-name="T178">.</text:span></text:p>
        </text:list-item>
      </text:list>
      <text:p text:style-name="P2">// <text:span text:style-name="T277">C</text:span>ontainers, including Ubuntu containers in Docker, do not require a separate operating system installation like virtual machines do. Instead, they leverage the host operating system's kernel and other resources, sharing them among multiple containers.</text:p>
      <text:p text:style-name="P2"/>
      <text:p text:style-name="P6">Extra stuff:</text:p>
      <text:p text:style-name="P5">Network configurations used in virtualization</text:p>
      <text:p text:style-name="P3">In tutorials I saw NAT (Network Address Translation) and Bridged Adapter, but there might be others. NAT didn’t work for me wheres Bridged Adapter worked.</text:p>
      <text:p text:style-name="P4">1) NAT</text:p>
      <text:p text:style-name="P3"><text:soft-page-break/><text:span text:style-name="T211">Network Isolation:</text:span> With NAT, the virtual machine operates within a private virtual network that is isolated from the physical network. Communication is limited to the virtual network and the host machine.</text:p>
      <text:p text:style-name="P3"><text:span text:style-name="T211">Private IP Address: </text:span>The virtual machine is assigned a private IP address within a specific IP address range. It cannot be directly accessed from the external network.</text:p>
      <text:p text:style-name="P3"><text:span text:style-name="T211">Internet Access: </text:span>The virtual machine can access the internet through the host machine's network connection, as the host performs network address translation.</text:p>
      <text:p text:style-name="P3"><text:span text:style-name="T211">Limited Inbound Connections:</text:span> Incoming connections from the external network are not directly forwarded to the virtual machine, providing an additional layer of security.</text:p>
      <text:p text:style-name="P4">2) Bridged Adapter</text:p>
      <text:p text:style-name="P3"><text:span text:style-name="T211">Direct Network Communication:</text:span> With a Bridged Adapter, the virtual machine behaves as if it were directly connected to the physical network. It has its own unique IP address on the same network as the host machine.</text:p>
      <text:p text:style-name="P3"><text:span text:style-name="T211">Access to LAN and Internet:</text:span> The virtual machine can communicate with other devices on the local network and access the internet through the shared network connection of the host machine.</text:p>
      <text:p text:style-name="P3"><text:span text:style-name="T211">MAC Address:</text:span> The virtual machine's network adapter is assigned a unique MAC address, allowing it to be distinguished from the host machine.</text:p>
      <text:p text:style-name="P3"><text:span text:style-name="T211">Transparent Network Integration:</text:span><text:span text:style-name="T228"> </text:span>The virtual machine appears as a separate entity on the network, just like a physical machine, allowing seamless integration into the existing network infrastructure.</text:p>
      <text:p text:style-name="P3"><text:span text:style-name="T108">Summary:</text:span> NAT provides network isolation and limited external connectivity, with the virtual machine accessing the internet through the host machine's network connection. Bridged Adapter, on the other hand, allows direct network communication with the physical network, giving the virtual machine its own unique IP address and transparent integration into the net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öhne Mono" svg:font-family="'Söhne Mono', Monaco, 'Andale Mono', 'Ubuntu Mono', monospac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20:42:19.062716510</meta:creation-date>
    <dc:date>2023-07-06T14:21:59.834580543</dc:date>
    <meta:editing-duration>PT17H52M5S</meta:editing-duration>
    <meta:editing-cycles>86</meta:editing-cycles>
    <meta:generator>LibreOffice/7.3.7.2$Linux_X86_64 LibreOffice_project/30$Build-2</meta:generator>
    <meta:document-statistic meta:table-count="0" meta:image-count="0" meta:object-count="0" meta:page-count="9" meta:paragraph-count="137" meta:word-count="3520" meta:character-count="21315" meta:non-whitespace-character-count="17909"/>
  </office:meta>
</office:document-meta>
</file>